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983cm" fo:margin-left="0.009cm" fo:margin-top="0cm" fo:margin-bottom="0cm" table:align="left" style:writing-mode="lr-tb"/>
    </style:style>
    <style:style style:name="Таблица3.A" style:family="table-column">
      <style:table-column-properties style:column-width="3.493cm"/>
    </style:style>
    <style:style style:name="Таблица3.B" style:family="table-column">
      <style:table-column-properties style:column-width="3.498cm"/>
    </style:style>
    <style:style style:name="Таблица3.C" style:family="table-column">
      <style:table-column-properties style:column-width="9.99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6.983cm" fo:margin-left="0.009cm" fo:margin-top="0cm" fo:margin-bottom="0cm" table:align="left" style:writing-mode="lr-tb"/>
    </style:style>
    <style:style style:name="Таблица5.A" style:family="table-column">
      <style:table-column-properties style:column-width="4.743cm"/>
    </style:style>
    <style:style style:name="Таблица5.B" style:family="table-column">
      <style:table-column-properties style:column-width="3.42cm"/>
    </style:style>
    <style:style style:name="Таблица5.C" style:family="table-column">
      <style:table-column-properties style:column-width="6.02cm"/>
    </style:style>
    <style:style style:name="Таблица5.D" style:family="table-column">
      <style:table-column-properties style:column-width="2.79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B1" style:family="table-cell">
      <style:table-cell-properties fo:padding-left="0.191cm" fo:padding-right="0.191cm" fo:padding-top="0cm" fo:padding-bottom="0cm" fo:border="0.5pt solid #000000"/>
    </style:style>
    <style:style style:name="Таблица5.D1" style:family="table-cell">
      <style:table-cell-properties fo:padding-left="0.191cm" fo:padding-right="0.191cm" fo:padding-top="0cm" fo:padding-bottom="0cm" fo:border="0.5pt solid #000000"/>
    </style:style>
    <style:style style:name="Таблица5.B2" style:family="table-cell">
      <style:table-cell-properties fo:padding-left="0.191cm" fo:padding-right="0.191cm" fo:padding-top="0cm" fo:padding-bottom="0cm" fo:border="0.5pt solid #000000"/>
    </style:style>
    <style:style style:name="Таблица5.D2" style:family="table-cell">
      <style:table-cell-properties fo:padding-left="0.191cm" fo:padding-right="0.191cm" fo:padding-top="0cm" fo:padding-bottom="0cm" fo:border="0.5pt solid #000000"/>
    </style:style>
    <style:style style:name="Таблица5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" style:family="table">
      <style:table-properties style:width="16.983cm" fo:margin-left="0.009cm" fo:margin-top="0cm" fo:margin-bottom="0cm" table:align="left" style:writing-mode="lr-tb"/>
    </style:style>
    <style:style style:name="Таблица4.A" style:family="table-column">
      <style:table-column-properties style:column-width="3.493cm"/>
    </style:style>
    <style:style style:name="Таблица4.B" style:family="table-column">
      <style:table-column-properties style:column-width="3.498cm"/>
    </style:style>
    <style:style style:name="Таблица4.C" style:family="table-column">
      <style:table-column-properties style:column-width="9.99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51cm" fo:margin-left="0cm" table:align="left"/>
    </style:style>
    <style:style style:name="Таблица2.A" style:family="table-column">
      <style:table-column-properties style:column-width="1.489cm"/>
    </style:style>
    <style:style style:name="Таблица2.B" style:family="table-column">
      <style:table-column-properties style:column-width="4.715cm"/>
    </style:style>
    <style:style style:name="Таблица2.C" style:family="table-column">
      <style:table-column-properties style:column-width="7.502cm"/>
    </style:style>
    <style:style style:name="Таблица2.D" style:family="table-column">
      <style:table-column-properties style:column-width="2.805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6246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3b3e7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8081c9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ca336" officeooo:paragraph-rsid="003ca336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normal" officeooo:rsid="0043b3e7" officeooo:paragraph-rsid="006a654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normal" style:text-underline-style="none" officeooo:rsid="0043b3e7" officeooo:paragraph-rsid="006c343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normal" style:text-underline-style="none" officeooo:rsid="007005d1" officeooo:paragraph-rsid="007005d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normal" style:text-underline-style="none" officeooo:rsid="0077826d" officeooo:paragraph-rsid="0077826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officeooo:rsid="004fd019" officeooo:paragraph-rsid="004fd019" style:font-size-asian="14pt" style:language-asian="ru" style:country-asian="RU" style:font-name-complex="Times New Roman5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2pt" fo:language="en" fo:country="US" fo:font-style="italic" style:text-underline-style="none" officeooo:rsid="006f2ff6" officeooo:paragraph-rsid="006f2ff6" style:font-size-asian="12pt" style:language-asian="ru" style:country-asian="RU" style:font-style-asian="italic" style:font-name-complex="Times New Roman5" style:font-size-complex="1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fo:font-style="normal" officeooo:rsid="006f2ff6" officeooo:paragraph-rsid="006f2ff6" style:font-style-asian="normal" style:font-style-complex="normal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fo:font-style="normal" officeooo:rsid="007005d1" officeooo:paragraph-rsid="007005d1" style:font-style-asian="normal" style:font-style-complex="normal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fo:font-style="normal" officeooo:rsid="007294ab" officeooo:paragraph-rsid="007294ab" style:font-style-asian="normal" style:font-style-complex="normal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fo:font-style="normal" officeooo:rsid="007294ab" officeooo:paragraph-rsid="0073ca96" style:font-style-asian="normal" style:font-style-complex="normal"/>
    </style:style>
    <style:style style:name="P2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fo:font-style="normal" officeooo:rsid="0077826d" officeooo:paragraph-rsid="0077826d" style:font-style-asian="normal" style:font-style-complex="normal"/>
    </style:style>
    <style:style style:name="P2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3e71ed"/>
    </style:style>
    <style:style style:name="P2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fo:font-style="italic" style:text-underline-style="none" officeooo:rsid="0043b3e7" officeooo:paragraph-rsid="0055ed7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P27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fo:font-style="normal" officeooo:rsid="007294ab" officeooo:paragraph-rsid="0073ca96" style:font-style-asian="normal" style:font-style-complex="normal"/>
    </style:style>
    <style:style style:name="P28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fo:font-style="normal" fo:font-weight="normal" officeooo:rsid="0077826d" officeooo:paragraph-rsid="0077826d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fo:font-style="normal" fo:font-weight="normal" officeooo:rsid="0078a275" officeooo:paragraph-rsid="0078a275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italic" style:text-underline-style="none" officeooo:rsid="006f2ff6" officeooo:paragraph-rsid="007294ab" style:font-size-asian="14pt" style:language-asian="ru" style:country-asian="RU" style:font-style-asian="italic" style:font-name-complex="Times New Roman5" style:font-size-complex="14pt" style:language-complex="ar" style:country-complex="SA" style:font-style-complex="normal" style:font-weight-complex="bold"/>
    </style:style>
    <style:style style:name="P31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" fo:font-size="14pt" fo:language="ru" fo:country="RU" fo:font-style="normal" style:text-underline-style="none" fo:font-weight="normal" officeooo:rsid="0077826d" officeooo:paragraph-rsid="0077826d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fo:color="#000000" loext:opacity="100%" officeooo:paragraph-rsid="003d74af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000000" loext:opacity="100%" fo:font-size="14pt" officeooo:paragraph-rsid="003d74af" style:font-size-asian="14pt" style:font-size-complex="14pt"/>
    </style:style>
    <style:style style:name="P35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/>
      <style:text-properties fo:font-size="12pt" officeooo:paragraph-rsid="006c343b" style:font-size-asian="12pt" style:font-size-complex="12pt" style:font-weight-complex="bold"/>
    </style:style>
    <style:style style:name="P36" style:family="paragraph" style:parent-style-name="Standard">
      <style:paragraph-properties fo:margin-left="0cm" fo:margin-right="0cm" fo:line-height="115%" fo:orphans="0" fo:widows="0" fo:text-indent="0cm" style:auto-text-indent="false"/>
      <style:text-properties fo:font-size="12pt" officeooo:rsid="006f1305" officeooo:paragraph-rsid="006f1305" style:font-size-asian="12pt" style:font-size-complex="12pt" style:font-weight-complex="bold"/>
    </style:style>
    <style:style style:name="P37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/>
      <style:text-properties fo:font-size="12pt" fo:language="en" fo:country="US" fo:font-style="italic" officeooo:paragraph-rsid="006c343b" style:font-size-asian="12pt" style:font-style-asian="italic" style:font-size-complex="12pt" style:font-weight-complex="bold"/>
    </style:style>
    <style:style style:name="P38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/>
      <style:text-properties fo:font-size="12pt" fo:language="en" fo:country="US" fo:font-style="italic" officeooo:rsid="006c343b" officeooo:paragraph-rsid="006c343b" style:font-size-asian="12pt" style:font-style-asian="italic" style:font-size-complex="12pt" style:font-weight-complex="bold"/>
    </style:style>
    <style:style style:name="P39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/>
      <style:text-properties fo:font-size="12pt" fo:language="en" fo:country="US" fo:font-style="italic" officeooo:rsid="006c343b" officeooo:paragraph-rsid="006d24e1" style:font-size-asian="12pt" style:font-style-asian="italic" style:font-size-complex="12pt" style:font-weight-complex="bold"/>
    </style:style>
    <style:style style:name="P40" style:family="paragraph" style:parent-style-name="Standard">
      <style:paragraph-properties fo:margin-left="0cm" fo:margin-right="0cm" fo:line-height="115%" fo:text-align="center" style:justify-single-word="false" fo:orphans="0" fo:widows="0" fo:text-indent="0cm" style:auto-text-indent="false"/>
      <style:text-properties fo:font-size="12pt" fo:language="en" fo:country="US" fo:font-style="italic" officeooo:rsid="006d24e1" officeooo:paragraph-rsid="006d24e1" style:font-size-asian="12pt" style:font-style-asian="italic" style:font-size-complex="12pt" style:font-weight-complex="bold"/>
    </style:style>
    <style:style style:name="P41" style:family="paragraph" style:parent-style-name="Standard">
      <style:paragraph-properties fo:margin-left="0cm" fo:margin-right="0cm" fo:line-height="115%" fo:orphans="0" fo:widows="0" fo:text-indent="0cm" style:auto-text-indent="false"/>
      <style:text-properties officeooo:paragraph-rsid="006c343b"/>
    </style:style>
    <style:style style:name="P42" style:family="paragraph" style:parent-style-name="Standard">
      <style:paragraph-properties fo:margin-left="0cm" fo:margin-right="0cm" fo:line-height="115%" fo:orphans="0" fo:widows="0" fo:text-indent="0cm" style:auto-text-indent="false"/>
      <style:text-properties officeooo:paragraph-rsid="006f1305"/>
    </style:style>
    <style:style style:name="P43" style:family="paragraph" style:parent-style-name="Standard">
      <style:paragraph-properties fo:margin-left="0cm" fo:margin-right="0cm" fo:line-height="115%" fo:text-indent="0cm" style:auto-text-indent="false"/>
      <style:text-properties style:font-name="Liberation Serif" fo:font-size="12pt" style:font-size-asian="10.5pt" style:font-size-complex="12pt"/>
    </style:style>
    <style:style style:name="P44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c343b"/>
    </style:style>
    <style:style style:name="P45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56ca03"/>
    </style:style>
    <style:style style:name="P46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page-number="auto" fo:background-color="transparent"/>
      <style:text-properties officeooo:paragraph-rsid="006c343b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fo:language="en" fo:country="US" fo:font-style="italic" officeooo:paragraph-rsid="0055ed7c" style:letter-kerning="false" style:font-size-asian="12pt" style:language-asian="ru" style:country-asian="RU" style:font-style-asian="italic" style:font-name-complex="Times New Roman5" style:font-size-complex="12pt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fo:language="en" fo:country="US" fo:font-style="italic" officeooo:paragraph-rsid="006c343b" style:letter-kerning="false" style:font-size-asian="12pt" style:language-asian="ru" style:country-asian="RU" style:font-style-asian="italic" style:font-name-complex="Times New Roman5" style:font-size-complex="12pt" style:language-complex="ar" style:country-complex="SA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 fo:font-size="12pt" fo:language="en" fo:country="US" fo:font-style="italic" officeooo:rsid="0055ed7c" officeooo:paragraph-rsid="0055ed7c" style:letter-kerning="false" style:font-size-asian="12pt" style:language-asian="ru" style:country-asian="RU" style:font-style-asian="italic" style:font-name-complex="Times New Roman5" style:font-size-complex="12pt" style:language-complex="ar" style:country-complex="SA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 fo:font-size="12pt" fo:language="en" fo:country="US" fo:font-style="italic" officeooo:rsid="0055ed7c" officeooo:paragraph-rsid="006c343b" style:letter-kerning="false" style:font-size-asian="12pt" style:language-asian="ru" style:country-asian="RU" style:font-style-asian="italic" style:font-name-complex="Times New Roman5" style:font-size-complex="12pt" style:language-complex="ar" style:country-complex="SA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size="12pt" fo:language="ru" fo:country="RU" officeooo:paragraph-rsid="0055ed7c" style:letter-kerning="false" style:font-size-asian="12pt" style:language-asian="ru" style:country-asian="RU" style:font-name-complex="Times New Roman5" style:font-size-complex="12pt" style:language-complex="ar" style:country-complex="SA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size="12pt" fo:language="ru" fo:country="RU" officeooo:paragraph-rsid="006c343b" style:letter-kerning="false" style:font-size-asian="12pt" style:language-asian="ru" style:country-asian="RU" style:font-name-complex="Times New Roman5" style:font-size-complex="12pt" style:language-complex="ar" style:country-complex="SA" style:font-weight-complex="bold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2pt" officeooo:paragraph-rsid="00425896" style:font-size-asian="12pt" style:font-size-complex="12pt"/>
    </style:style>
    <style:style style:name="P5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Liberation Serif" fo:font-size="12pt" officeooo:paragraph-rsid="00425896" style:font-size-asian="12pt" style:font-size-complex="12pt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style:font-name="Liberation Serif" fo:font-size="12pt" officeooo:rsid="00214890" officeooo:paragraph-rsid="00425896" style:font-size-asian="12pt" style:font-size-complex="12pt"/>
    </style:style>
    <style:style style:name="P56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Liberation Serif" fo:font-size="12pt" officeooo:rsid="007e18bb" officeooo:paragraph-rsid="007e18bb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text:number-lines="false" text:line-number="0"/>
      <style:text-properties fo:font-size="12pt" fo:font-weight="normal" officeooo:rsid="00136246" officeooo:paragraph-rsid="00425896" style:font-size-asian="12pt" style:font-weight-asian="normal" style:font-name-complex="Times New Roman5" style:font-size-complex="12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25896" style:font-size-asian="12pt" style:font-name-complex="Times New Roman5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text:number-lines="false" text:line-number="0"/>
      <style:text-properties style:font-name="Times New Roman" fo:font-size="12pt" officeooo:rsid="007ec2a9" officeooo:paragraph-rsid="007ec2a9" style:font-size-asian="12pt" style:font-name-complex="Times New Roman5" style:font-size-complex="12pt"/>
    </style:style>
    <style:style style:name="P60" style:family="paragraph" style:parent-style-name="Text_20_body">
      <style:text-properties officeooo:rsid="000ef043" officeooo:paragraph-rsid="000ef043"/>
    </style:style>
    <style:style style:name="P61" style:family="paragraph" style:parent-style-name="Text_20_body">
      <style:text-properties fo:color="#ff0000" loext:opacity="100%" officeooo:paragraph-rsid="003d74af"/>
    </style:style>
    <style:style style:name="P62" style:family="paragraph" style:parent-style-name="Text_20_body">
      <style:text-properties officeooo:paragraph-rsid="0055ed7c"/>
    </style:style>
    <style:style style:name="P63" style:family="paragraph" style:parent-style-name="Text_20_body">
      <style:text-properties officeooo:paragraph-rsid="00572a33"/>
    </style:style>
    <style:style style:name="P64" style:family="paragraph" style:parent-style-name="Text_20_body">
      <style:text-properties officeooo:paragraph-rsid="0063ecd9"/>
    </style:style>
    <style:style style:name="P65" style:family="paragraph" style:parent-style-name="Text_20_body">
      <style:text-properties officeooo:paragraph-rsid="0066836e"/>
    </style:style>
    <style:style style:name="P66" style:family="paragraph" style:parent-style-name="Text_20_body">
      <style:text-properties officeooo:paragraph-rsid="0067dbb3"/>
    </style:style>
    <style:style style:name="P67" style:family="paragraph" style:parent-style-name="Text_20_body">
      <style:text-properties officeooo:rsid="006a654e" officeooo:paragraph-rsid="006a654e"/>
    </style:style>
    <style:style style:name="P68" style:family="paragraph" style:parent-style-name="Text_20_body">
      <style:text-properties style:font-name="Times New Roman" fo:font-size="14pt" officeooo:rsid="0056ca03" officeooo:paragraph-rsid="00572a33"/>
    </style:style>
    <style:style style:name="P69" style:family="paragraph" style:parent-style-name="Text_20_body">
      <style:text-properties style:font-name="Times New Roman" fo:font-size="14pt" officeooo:rsid="00610eb5" officeooo:paragraph-rsid="00638c3c"/>
    </style:style>
    <style:style style:name="P70" style:family="paragraph" style:parent-style-name="Text_20_body">
      <style:text-properties style:font-name="Times New Roman" fo:font-size="14pt" officeooo:rsid="00610eb5" officeooo:paragraph-rsid="0066836e"/>
    </style:style>
    <style:style style:name="P71" style:family="paragraph" style:parent-style-name="Text_20_body">
      <style:text-properties officeooo:paragraph-rsid="006a654e"/>
    </style:style>
    <style:style style:name="P7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3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74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75" style:family="paragraph" style:parent-style-name="Standard">
      <style:text-properties fo:color="#000000" loext:opacity="100%" officeooo:rsid="0018933d" officeooo:paragraph-rsid="0018933d"/>
    </style:style>
    <style:style style:name="P76" style:family="paragraph" style:parent-style-name="Standard">
      <style:text-properties fo:color="#000000" loext:opacity="100%" officeooo:rsid="0018933d" officeooo:paragraph-rsid="00451e8f"/>
    </style:style>
    <style:style style:name="P77" style:family="paragraph" style:parent-style-name="Standard">
      <style:text-properties fo:color="#000000" loext:opacity="100%" officeooo:paragraph-rsid="00451e8f"/>
    </style:style>
    <style:style style:name="P78" style:family="paragraph" style:parent-style-name="Standard">
      <style:text-properties fo:color="#000000" loext:opacity="100%" style:font-name="Times New Roman" fo:font-size="14pt" fo:language="ru" fo:country="RU" officeooo:rsid="001f7100" officeooo:paragraph-rsid="003d74af" style:font-size-asian="14pt" style:language-asian="ru" style:country-asian="RU" style:font-name-complex="Times New Roman5" style:font-size-complex="14pt" style:language-complex="ar" style:country-complex="SA"/>
    </style:style>
    <style:style style:name="P79" style:family="paragraph" style:parent-style-name="Standard">
      <style:text-properties fo:color="#000000" loext:opacity="100%" officeooo:paragraph-rsid="004fd019"/>
    </style:style>
    <style:style style:name="P80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81" style:family="paragraph" style:parent-style-name="Standard">
      <style:text-properties fo:color="#ff0000" loext:opacity="100%" officeooo:rsid="0014324b" officeooo:paragraph-rsid="00425896"/>
    </style:style>
    <style:style style:name="P82" style:family="paragraph" style:parent-style-name="Standard">
      <style:text-properties fo:color="#ff0000" loext:opacity="100%" officeooo:paragraph-rsid="001605bc"/>
    </style:style>
    <style:style style:name="P83" style:family="paragraph" style:parent-style-name="Standard">
      <style:text-properties officeooo:rsid="006a654e" officeooo:paragraph-rsid="006c343b"/>
    </style:style>
    <style:style style:name="P8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5" style:family="paragraph" style:parent-style-name="Standard">
      <style:paragraph-properties fo:margin-left="5.08cm" fo:margin-right="0cm" fo:line-height="120%" fo:text-align="justify" style:justify-single-word="false" fo:text-indent="0cm" style:auto-text-indent="false"/>
      <style:text-properties fo:color="#000000" loext:opacity="100%" officeooo:paragraph-rsid="003d74af"/>
    </style:style>
    <style:style style:name="P86" style:family="paragraph" style:parent-style-name="Table">
      <style:paragraph-properties fo:keep-with-next="always"/>
    </style:style>
    <style:style style:name="P87" style:family="paragraph" style:parent-style-name="Листинг">
      <style:text-properties fo:color="#000000" loext:opacity="100%" officeooo:rsid="00136246" officeooo:paragraph-rsid="00136246"/>
    </style:style>
    <style:style style:name="P88" style:family="paragraph" style:parent-style-name="Листинг">
      <style:text-properties fo:color="#000000" loext:opacity="100%" officeooo:rsid="00136246" officeooo:paragraph-rsid="00451e8f"/>
    </style:style>
    <style:style style:name="P89" style:family="paragraph" style:parent-style-name="Листинг">
      <style:text-properties fo:color="#000000" loext:opacity="100%" officeooo:rsid="00136246" officeooo:paragraph-rsid="004fd019"/>
    </style:style>
    <style:style style:name="P90" style:family="paragraph" style:parent-style-name="Text_20_body">
      <style:paragraph-properties fo:line-height="150%" style:writing-mode="lr-tb"/>
      <style:text-properties fo:font-style="normal" fo:font-weight="normal" officeooo:rsid="007979c5" officeooo:paragraph-rsid="007979c5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line-height="150%" style:writing-mode="lr-tb"/>
      <style:text-properties fo:font-style="normal" fo:font-weight="normal" officeooo:rsid="007979c5" officeooo:paragraph-rsid="007a6baa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line-height="150%" style:writing-mode="lr-tb"/>
      <style:text-properties fo:color="#000000" loext:opacity="100%" style:font-name="Times New Roman" fo:font-size="14pt" fo:language="ru" fo:country="RU" fo:font-style="normal" style:text-underline-style="none" fo:font-weight="normal" officeooo:rsid="007979c5" officeooo:paragraph-rsid="007979c5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9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4" style:family="paragraph" style:parent-style-name="Листинг">
      <style:paragraph-properties fo:text-align="start" style:justify-single-word="false"/>
      <style:text-properties fo:color="#000000" loext:opacity="100%" officeooo:rsid="00136246" officeooo:paragraph-rsid="00451e8f"/>
    </style:style>
    <style:style style:name="P95" style:family="paragraph" style:parent-style-name="Heading_20_1">
      <style:paragraph-properties fo:break-before="page"/>
      <style:text-properties officeooo:rsid="000ef043" officeooo:paragraph-rsid="003724e9"/>
    </style:style>
    <style:style style:name="P96" style:family="paragraph" style:parent-style-name="Heading_20_1">
      <style:paragraph-properties fo:break-before="page"/>
      <style:text-properties officeooo:paragraph-rsid="003724e9"/>
    </style:style>
    <style:style style:name="P97" style:family="paragraph" style:parent-style-name="Heading_20_2">
      <style:paragraph-properties fo:break-before="page"/>
    </style:style>
    <style:style style:name="P98" style:family="paragraph" style:parent-style-name="Heading_20_3">
      <style:text-properties officeooo:rsid="0055ed7c" officeooo:paragraph-rsid="006c343b"/>
    </style:style>
    <style:style style:name="P99" style:family="paragraph" style:parent-style-name="Heading_20_3">
      <style:paragraph-properties fo:margin-left="0cm" fo:margin-right="0cm" fo:line-height="150%" fo:text-indent="1.251cm" style:auto-text-indent="false" style:writing-mode="lr-tb"/>
      <style:text-properties officeooo:paragraph-rsid="007005d1"/>
    </style:style>
    <style:style style:name="P100" style:family="paragraph" style:parent-style-name="Heading_20_3">
      <style:paragraph-properties fo:margin-left="0cm" fo:margin-right="0cm" fo:line-height="150%" fo:text-indent="1.251cm" style:auto-text-indent="false" style:writing-mode="lr-tb"/>
      <style:text-properties officeooo:paragraph-rsid="007294ab"/>
    </style:style>
    <style:style style:name="P101" style:family="paragraph" style:parent-style-name="Heading_20_3">
      <style:paragraph-properties fo:margin-left="0cm" fo:margin-right="0cm" fo:line-height="150%" fo:text-indent="1.251cm" style:auto-text-indent="false" style:writing-mode="lr-tb"/>
      <style:text-properties officeooo:paragraph-rsid="0077826d"/>
    </style:style>
    <style:style style:name="P102" style:family="paragraph" style:parent-style-name="Heading_20_3">
      <style:paragraph-properties fo:margin-left="0cm" fo:margin-right="0cm" fo:line-height="150%" fo:text-indent="1.251cm" style:auto-text-indent="false" style:writing-mode="lr-tb"/>
      <style:text-properties fo:font-style="normal" fo:font-weight="normal" officeooo:rsid="0077826d" officeooo:paragraph-rsid="0077826d" style:font-style-asian="normal" style:font-weight-asian="normal" style:font-style-complex="normal" style:font-weight-complex="normal"/>
    </style:style>
    <style:style style:name="P103" style:family="paragraph" style:parent-style-name="Table_20_Contents" style:list-style-name="L2">
      <loext:graphic-properties draw:fill="none"/>
      <style:paragraph-properties fo:line-height="100%" fo:text-align="justify" style:justify-single-word="false" fo:orphans="2" fo:widows="2" fo:background-color="transparent" text:number-lines="false" text:line-number="0"/>
      <style:text-properties fo:font-size="12pt" officeooo:paragraph-rsid="00425896" style:font-size-asian="12pt" style:font-name-complex="Times New Roman5" style:font-size-complex="12pt"/>
    </style:style>
    <style:style style:name="P104" style:family="paragraph" style:parent-style-name="Text_20_body" style:list-style-name="L1">
      <style:paragraph-properties fo:line-height="150%" style:writing-mode="lr-tb"/>
      <style:text-properties fo:font-style="normal" fo:font-weight="normal" officeooo:rsid="0078a275" officeooo:paragraph-rsid="0078a275" style:font-style-asian="normal" style:font-weight-asian="normal" style:font-style-complex="normal" style:font-weight-complex="normal"/>
    </style:style>
    <style:style style:name="P105" style:family="paragraph" style:parent-style-name="Text_20_body" style:list-style-name="L1">
      <style:paragraph-properties fo:line-height="150%" style:writing-mode="lr-tb"/>
      <style:text-properties fo:font-style="normal" fo:font-weight="normal" officeooo:rsid="007979c5" officeooo:paragraph-rsid="007979c5" style:font-style-asian="normal" style:font-weight-asian="normal" style:font-style-complex="normal" style:font-weight-complex="normal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3e71ed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404cda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40da5b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425896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officeooo:rsid="0043b3e7" style:font-size-asian="14pt" style:language-asian="ru" style:country-asian="RU" style:font-name-complex="Times New Roman5" style:font-size-complex="14pt" style:language-complex="ar" style:country-complex="SA"/>
    </style:style>
    <style:style style:name="T11" style:family="text">
      <style:text-properties style:font-name="Times New Roman" fo:font-size="14pt" fo:language="ru" fo:country="RU" officeooo:rsid="008081c9" style:font-size-asian="14pt" style:language-asian="ru" style:country-asian="RU" style:font-name-complex="Times New Roman5" style:font-size-complex="14pt" style:language-complex="ar" style:country-complex="SA"/>
    </style:style>
    <style:style style:name="T12" style:family="text">
      <style:text-properties style:font-name="Times New Roman" fo:font-size="14pt" fo:language="ru" fo:country="RU" fo:font-style="italic" style:text-underline-style="non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3" style:family="text">
      <style:text-properties style:font-name="Times New Roman" fo:font-size="14pt" fo:language="ru" fo:country="RU" fo:font-style="italic" style:text-underline-style="none" officeooo:rsid="0073ca96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ru" fo:country="RU" fo:font-style="italic" style:text-underline-style="none" fo:font-weight="normal" officeooo:rsid="0073ca96" style:font-size-asian="14pt" style:language-asian="ru" style:country-asian="RU" style:font-style-asian="italic" style:font-weight-asian="normal" style:font-name-complex="Times New Roman5" style:font-size-complex="14pt" style:language-complex="ar" style:country-complex="SA" style:font-style-complex="italic" style:font-weight-complex="normal"/>
    </style:style>
    <style:style style:name="T15" style:family="text">
      <style:text-properties style:font-name="Times New Roman" fo:font-size="14pt" fo:language="ru" fo:country="RU" style:text-underline-style="none" style:font-size-asian="14pt" style:language-asian="ru" style:country-asian="RU" style:font-name-complex="Times New Roman5" style:font-size-complex="14pt" style:language-complex="ar" style:country-complex="SA"/>
    </style:style>
    <style:style style:name="T16" style:family="text">
      <style:text-properties style:font-name="Times New Roman" fo:font-size="14pt" fo:language="ru" fo:country="RU" style:text-underline-style="none" officeooo:rsid="0043b3e7" style:font-size-asian="14pt" style:language-asian="ru" style:country-asian="RU" style:font-name-complex="Times New Roman5" style:font-size-complex="14pt" style:language-complex="ar" style:country-complex="SA"/>
    </style:style>
    <style:style style:name="T17" style:family="text">
      <style:text-properties style:font-name="Times New Roman" fo:font-size="14pt" fo:language="ru" fo:country="RU" style:text-underline-style="none" officeooo:rsid="0073ca96" style:font-size-asian="14pt" style:language-asian="ru" style:country-asian="RU" style:font-name-complex="Times New Roman5" style:font-size-complex="14pt" style:language-complex="ar" style:country-complex="SA"/>
    </style:style>
    <style:style style:name="T18" style:family="text">
      <style:text-properties style:font-name="Times New Roman" fo:font-size="14pt" fo:language="ru" fo:country="RU" style:text-underline-style="none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9" style:family="text">
      <style:text-properties style:font-name="Times New Roman" fo:font-size="14pt" fo:language="en" fo:country="US"/>
    </style:style>
    <style:style style:name="T20" style:family="text">
      <style:text-properties style:font-name="Times New Roman" fo:font-size="14pt" fo:language="en" fo:country="US" officeooo:rsid="0018933d"/>
    </style:style>
    <style:style style:name="T21" style:family="text">
      <style:text-properties style:font-name="Times New Roman" fo:font-size="14pt" fo:language="en" fo:country="US" officeooo:rsid="00451e8f"/>
    </style:style>
    <style:style style:name="T22" style:family="text">
      <style:text-properties style:font-name="Times New Roman" fo:font-size="14pt" officeooo:rsid="0056ca03"/>
    </style:style>
    <style:style style:name="T23" style:family="text">
      <style:text-properties style:font-name="Times New Roman" fo:font-size="14pt" officeooo:rsid="00572a33"/>
    </style:style>
    <style:style style:name="T24" style:family="text">
      <style:text-properties style:font-name="Times New Roman" fo:font-size="14pt" officeooo:rsid="00610eb5"/>
    </style:style>
    <style:style style:name="T25" style:family="text">
      <style:text-properties style:font-name="Times New Roman" fo:font-size="14pt" fo:font-style="italic" officeooo:rsid="0056ca03" style:font-style-asian="italic" style:font-style-complex="italic"/>
    </style:style>
    <style:style style:name="T26" style:family="text">
      <style:text-properties style:font-name="Times New Roman" fo:font-size="14pt" fo:font-style="italic" officeooo:rsid="00610eb5" style:font-style-asian="italic" style:font-style-complex="italic"/>
    </style:style>
    <style:style style:name="T27" style:family="text">
      <style:text-properties style:font-name="Times New Roman" fo:font-size="14pt" fo:font-style="italic" officeooo:rsid="00646c5d" style:font-style-asian="italic" style:font-style-complex="italic"/>
    </style:style>
    <style:style style:name="T28" style:family="text">
      <style:text-properties style:font-name="Times New Roman" fo:font-size="14pt" fo:font-style="italic" officeooo:rsid="0066836e" style:font-style-asian="italic" style:font-style-complex="italic"/>
    </style:style>
    <style:style style:name="T29" style:family="text">
      <style:text-properties style:font-name="Times New Roman" fo:font-size="14pt" fo:font-style="italic" officeooo:rsid="006512f1" style:font-style-asian="italic" style:font-style-complex="italic"/>
    </style:style>
    <style:style style:name="T30" style:family="text">
      <style:text-properties style:font-name="Times New Roman" fo:font-size="14pt" fo:font-style="italic" officeooo:rsid="0067dbb3" style:font-style-asian="italic" style:font-style-complex="italic"/>
    </style:style>
    <style:style style:name="T31" style:family="text">
      <style:text-properties style:font-name="Times New Roman" fo:font-size="14pt" officeooo:rsid="0063ecd9"/>
    </style:style>
    <style:style style:name="T32" style:family="text">
      <style:text-properties style:font-name="Times New Roman" fo:font-size="14pt" fo:font-style="normal" officeooo:rsid="00610eb5" style:font-style-asian="normal" style:font-style-complex="normal"/>
    </style:style>
    <style:style style:name="T33" style:family="text">
      <style:text-properties style:font-name="Times New Roman" fo:font-size="14pt" fo:font-style="normal" officeooo:rsid="0063ecd9" style:font-style-asian="normal" style:font-style-complex="normal"/>
    </style:style>
    <style:style style:name="T34" style:family="text">
      <style:text-properties style:font-name="Times New Roman" fo:font-size="14pt" fo:font-style="normal" officeooo:rsid="00646c5d" style:font-style-asian="normal" style:font-style-complex="normal"/>
    </style:style>
    <style:style style:name="T35" style:family="text">
      <style:text-properties style:font-name="Times New Roman" fo:font-size="14pt" fo:font-style="normal" officeooo:rsid="0067dbb3" style:font-style-asian="normal" style:font-style-complex="normal"/>
    </style:style>
    <style:style style:name="T36" style:family="text">
      <style:text-properties style:font-name="Times New Roman" fo:font-size="14pt" officeooo:rsid="00646c5d"/>
    </style:style>
    <style:style style:name="T37" style:family="text">
      <style:text-properties style:font-name="Times New Roman" fo:font-size="14pt" officeooo:rsid="006512f1"/>
    </style:style>
    <style:style style:name="T38" style:family="text">
      <style:text-properties style:font-name="Times New Roman" fo:font-size="14pt" officeooo:rsid="0066836e"/>
    </style:style>
    <style:style style:name="T39" style:family="text">
      <style:text-properties style:font-name="Times New Roman" fo:font-size="14pt" officeooo:rsid="0067dbb3"/>
    </style:style>
    <style:style style:name="T40" style:family="text">
      <style:text-properties style:font-name="Times New Roman" fo:font-size="14pt" officeooo:rsid="006c343b"/>
    </style:style>
    <style:style style:name="T41" style:family="text">
      <style:text-properties style:font-name="Times New Roman" fo:font-size="14pt" officeooo:rsid="007c7bbc"/>
    </style:style>
    <style:style style:name="T42" style:family="text">
      <style:text-properties style:font-name="Times New Roman" style:font-size-complex="14pt"/>
    </style:style>
    <style:style style:name="T43" style:family="text">
      <style:text-properties style:font-name="Times New Roman" fo:font-size="12pt" officeooo:rsid="006d24e1" style:font-size-asian="12pt" style:font-size-complex="12pt" style:font-weight-complex="bold"/>
    </style:style>
    <style:style style:name="T44" style:family="text">
      <style:text-properties style:font-name="Times New Roman" fo:font-size="12pt" officeooo:rsid="006f1305" style:font-size-asian="12pt" style:font-size-complex="12pt" style:font-weight-complex="bold"/>
    </style:style>
    <style:style style:name="T45" style:family="text">
      <style:text-properties style:font-name="Times New Roman" fo:font-size="12pt" fo:language="en" fo:country="US" fo:font-style="italic" style:text-underline-style="none" style:font-size-asian="12pt" style:language-asian="ru" style:country-asian="RU" style:font-style-asian="italic" style:font-name-complex="Times New Roman5" style:font-size-complex="12pt" style:language-complex="ar" style:country-complex="SA" style:font-weight-complex="bold"/>
    </style:style>
    <style:style style:name="T46" style:family="text">
      <style:text-properties style:font-name="Times New Roman" fo:font-size="12pt" fo:language="en" fo:country="US" fo:font-style="italic" style:text-underline-style="none" style:font-size-asian="12pt" style:language-asian="ru" style:country-asian="RU" style:font-style-asian="italic" style:font-name-complex="Times New Roman5" style:font-size-complex="12pt" style:language-complex="ar" style:country-complex="SA" style:font-style-complex="italic" style:font-weight-complex="bold"/>
    </style:style>
    <style:style style:name="T47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8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9" style:family="text">
      <style:text-properties fo:color="#00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0" style:family="text">
      <style:text-properties fo:color="#000000" loext:opacity="100%" style:font-name="Times New Roman" fo:font-size="14pt" fo:language="ru" fo:country="RU" fo:font-weight="bold" officeooo:rsid="003ca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1" style:family="text">
      <style:text-properties fo:color="#000000" loext:opacity="100%" style:font-name="Times New Roman" fo:font-size="14pt" fo:language="ru" fo:country="RU" officeooo:rsid="003e71ed" style:font-size-asian="14pt" style:language-asian="ru" style:country-asian="RU" style:font-name-complex="Times New Roman5" style:font-size-complex="14pt" style:language-complex="ar" style:country-complex="SA"/>
    </style:style>
    <style:style style:name="T52" style:family="text">
      <style:text-properties fo:color="#000000" loext:opacity="100%" style:font-name="Times New Roman" fo:font-size="14pt" fo:language="ru" fo:country="RU" officeooo:rsid="0043b3e7" style:font-size-asian="14pt" style:language-asian="ru" style:country-asian="RU" style:font-name-complex="Times New Roman5" style:font-size-complex="14pt" style:language-complex="ar" style:country-complex="SA"/>
    </style:style>
    <style:style style:name="T53" style:family="text">
      <style:text-properties fo:color="#000000" loext:opacity="100%" style:font-name="Times New Roman" fo:font-size="14pt" fo:language="ru" fo:country="RU" fo:font-style="normal" officeooo:rsid="0043b3e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4" style:family="text">
      <style:text-properties fo:color="#000000" loext:opacity="100%" style:font-name="Times New Roman" fo:font-size="14pt" fo:language="ru" fo:country="RU" fo:font-style="normal" officeooo:rsid="0056ca0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000000" loext:opacity="100%" style:font-name="Times New Roman" fo:font-size="14pt" fo:language="ru" fo:country="RU" fo:font-style="normal" officeooo:rsid="0068e52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000000" loext:opacity="100%" style:font-name="Times New Roman" fo:font-size="14pt" fo:language="ru" fo:country="RU" fo:font-style="normal" officeooo:rsid="006a654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000000" loext:opacity="100%" style:font-name="Times New Roman" fo:font-size="14pt" fo:language="ru" fo:country="RU" fo:font-style="normal" officeooo:rsid="008081c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000000" loext:opacity="100%" style:font-name="Times New Roman" fo:font-size="14pt" fo:language="ru" fo:country="RU" fo:font-style="normal" style:text-underline-style="none" officeooo:rsid="0043d27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color="#000000" loext:opacity="100%" style:font-name="Times New Roman" fo:font-size="14pt" fo:language="ru" fo:country="RU" fo:font-style="normal" style:text-underline-style="none" officeooo:rsid="006c343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0" style:family="text">
      <style:text-properties fo:color="#000000" loext:opacity="100%" style:font-name="Times New Roman" fo:font-size="14pt" fo:language="ru" fo:country="RU" fo:font-style="italic" officeooo:rsid="0043b3e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1" style:family="text">
      <style:text-properties fo:color="#000000" loext:opacity="100%" style:font-name="Times New Roman" fo:font-size="14pt" fo:language="ru" fo:country="RU" fo:font-style="italic" officeooo:rsid="008081c9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2" style:family="text">
      <style:text-properties fo:color="#000000" loext:opacity="100%" style:font-name="Times New Roman" fo:font-size="14pt" fo:language="ru" fo:country="RU" fo:font-style="italic" style:text-underline-style="none" officeooo:rsid="0043d27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3" style:family="text">
      <style:text-properties fo:color="#000000" loext:opacity="100%" style:font-name="Times New Roman" fo:font-size="14pt" fo:language="ru" fo:country="RU" fo:font-style="italic" style:text-underline-style="none" officeooo:rsid="0043b3e7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4" style:family="text">
      <style:text-properties fo:color="#000000" loext:opacity="100%" style:font-name="Times New Roman" fo:font-size="14pt" fo:language="ru" fo:country="RU" fo:font-style="italic" style:text-underline-style="none" officeooo:rsid="006c343b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65" style:family="text">
      <style:text-properties fo:color="#000000" loext:opacity="100%" style:font-name="Times New Roman" fo:font-size="14pt" fo:language="ru" fo:country="RU" fo:font-style="italic" style:text-underline-style="none" style:font-size-asian="14pt" style:language-asian="ru" style:country-asian="RU" style:font-style-asian="italic" style:font-name-complex="Times New Roman5" style:font-size-complex="14pt" style:language-complex="ar" style:country-complex="SA" style:font-style-complex="italic" style:font-weight-complex="bold"/>
    </style:style>
    <style:style style:name="T66" style:family="text">
      <style:text-properties fo:color="#000000" loext:opacity="100%" style:font-name="Times New Roman" fo:font-size="14pt" fo:language="ru" fo:country="RU" fo:font-style="italic" style:text-underline-style="none" officeooo:rsid="0043b3e7" style:font-size-asian="14pt" style:language-asian="ru" style:country-asian="RU" style:font-style-asian="italic" style:font-name-complex="Times New Roman5" style:font-size-complex="14pt" style:language-complex="ar" style:country-complex="SA" style:font-style-complex="normal" style:font-weight-complex="bold"/>
    </style:style>
    <style:style style:name="T67" style:family="text">
      <style:text-properties fo:color="#000000" loext:opacity="100%" style:font-name="Times New Roman" fo:font-size="14pt" fo:language="ru" fo:country="RU" fo:font-style="italic" style:text-underline-style="none" officeooo:rsid="006f2ff6" style:font-size-asian="14pt" style:language-asian="ru" style:country-asian="RU" style:font-style-asian="italic" style:font-name-complex="Times New Roman5" style:font-size-complex="14pt" style:language-complex="ar" style:country-complex="SA" style:font-style-complex="normal" style:font-weight-complex="bold"/>
    </style:style>
    <style:style style:name="T68" style:family="text">
      <style:text-properties fo:color="#000000" loext:opacity="100%" style:font-name="Times New Roman" fo:font-size="14pt" fo:language="ru" fo:country="RU" fo:font-style="italic" style:text-underline-style="none" fo:font-weight="bold" officeooo:rsid="007005d1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69" style:family="text">
      <style:text-properties fo:color="#000000" loext:opacity="100%" style:font-name="Times New Roman" fo:font-size="14pt" fo:language="ru" fo:country="RU" fo:font-style="italic" style:text-underline-style="none" fo:font-weight="bold" officeooo:rsid="007294ab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70" style:family="text">
      <style:text-properties fo:color="#000000" loext:opacity="100%" style:font-name="Times New Roman" fo:font-size="14pt" fo:language="ru" fo:country="RU" fo:font-style="italic" style:text-underline-style="none" fo:font-weight="bold" officeooo:rsid="0077826d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71" style:family="text">
      <style:text-properties fo:color="#000000" loext:opacity="100%" style:font-name="Times New Roman" fo:font-size="14pt" fo:language="ru" fo:country="RU" fo:font-style="italic" style:text-underline-style="none" fo:font-weight="bold" officeooo:rsid="006f2ff6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72" style:family="text">
      <style:text-properties fo:color="#000000" loext:opacity="100%" style:font-name="Times New Roman" fo:font-size="14pt" fo:language="ru" fo:country="RU" fo:font-style="italic" style:text-underline-style="none" fo:font-weight="bold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weight-complex="bold"/>
    </style:style>
    <style:style style:name="T73" style:family="text">
      <style:text-properties fo:color="#000000" loext:opacity="100%" style:font-name="Times New Roman" fo:font-size="14pt" fo:language="ru" fo:country="RU" fo:font-style="italic" style:text-underline-style="none" fo:font-weight="bold" officeooo:rsid="006f2ff6" style:font-name-asian="Microsoft YaHei" style:font-size-asian="14pt" style:language-asian="ru" style:country-asian="RU" style:font-style-asian="italic" style:font-weight-asian="bold" style:font-name-complex="Times New Roman5" style:font-size-complex="14pt" style:language-complex="ar" style:country-complex="SA" style:font-weight-complex="bold"/>
    </style:style>
    <style:style style:name="T74" style:family="text">
      <style:text-properties fo:color="#000000" loext:opacity="100%" style:font-name="Times New Roman" fo:font-size="14pt" fo:language="ru" fo:country="RU" fo:font-style="italic" style:text-underline-style="none" style:font-name-asian="Microsoft YaHei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75" style:family="text">
      <style:text-properties fo:color="#000000" loext:opacity="100%" style:font-name="Times New Roman" fo:font-size="14pt" fo:language="ru" fo:country="RU" fo:font-style="italic" style:text-underline-style="none" officeooo:rsid="007979c5" style:font-name-asian="Microsoft YaHei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76" style:family="text">
      <style:text-properties fo:color="#000000" loext:opacity="100%" style:font-name="Times New Roman" fo:font-size="14pt" fo:language="ru" fo:country="RU" fo:font-style="italic" style:text-underline-style="none" officeooo:rsid="0078a275" style:font-name-asian="Microsoft YaHei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77" style:family="text">
      <style:text-properties fo:color="#000000" loext:opacity="100%" style:font-name="Times New Roman" fo:font-size="14pt" fo:language="ru" fo:country="RU" style:text-underline-style="none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8" style:family="text">
      <style:text-properties fo:color="#000000" loext:opacity="100%" style:font-name="Times New Roman" fo:font-size="14pt" fo:language="ru" fo:country="RU" style:text-underline-style="none" officeooo:rsid="006f2ff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9" style:family="text">
      <style:text-properties fo:color="#000000" loext:opacity="100%" style:font-name="Times New Roman" fo:font-size="14pt" fo:language="ru" fo:country="RU" style:text-underline-style="none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0" style:family="text">
      <style:text-properties fo:color="#000000" loext:opacity="100%" style:font-name="Times New Roman" fo:font-size="14pt" fo:language="ru" fo:country="RU" style:text-underline-style="none" officeooo:rsid="006f2ff6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1" style:family="text">
      <style:text-properties fo:color="#000000" loext:opacity="100%" style:font-name="Times New Roman" fo:font-size="14pt" fo:language="ru" fo:country="RU" style:text-underline-style="none" officeooo:rsid="007979c5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2" style:family="text">
      <style:text-properties fo:color="#000000" loext:opacity="100%" style:font-name="Times New Roman" fo:font-size="14pt" fo:language="ru" fo:country="RU" style:text-underline-style="none" officeooo:rsid="007a6baa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3" style:family="text">
      <style:text-properties fo:color="#000000" loext:opacity="100%" style:font-name="Times New Roman" fo:font-size="14pt" fo:language="ru" fo:country="RU" style:text-underline-style="none" officeooo:rsid="007b13a1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4" style:family="text">
      <style:text-properties fo:color="#000000" loext:opacity="100%" style:font-name="Times New Roman" fo:font-size="14pt" fo:language="ru" fo:country="RU" style:text-underline-style="none" officeooo:rsid="008081c9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85" style:family="text">
      <style:text-properties fo:color="#000000" loext:opacity="100%" style:font-name="Times New Roman" officeooo:rsid="003ca336" style:font-size-complex="14pt"/>
    </style:style>
    <style:style style:name="T86" style:family="text">
      <style:text-properties fo:color="#000000" loext:opacity="100%" fo:font-size="14pt" officeooo:rsid="0013326f" style:font-size-asian="14pt" style:font-size-complex="14pt"/>
    </style:style>
    <style:style style:name="T87" style:family="text">
      <style:text-properties fo:color="#000000" loext:opacity="100%" style:font-name="Times New Roman4" fo:font-size="14pt" officeooo:rsid="0013326f" style:font-size-asian="14pt" style:font-size-complex="14pt"/>
    </style:style>
    <style:style style:name="T88" style:family="text">
      <style:text-properties fo:color="#000000" loext:opacity="100%" style:font-name="Times New Roman4" fo:font-size="14pt" officeooo:rsid="002038b8" style:font-size-asian="14pt" style:font-size-complex="14pt"/>
    </style:style>
    <style:style style:name="T89" style:family="text">
      <style:text-properties fo:color="#000000" loext:opacity="100%" style:font-name="Times New Roman4" fo:font-size="14pt" officeooo:rsid="001f7100" style:font-name-asian="Times New Roman5" style:font-size-asian="14pt" style:font-size-complex="14pt"/>
    </style:style>
    <style:style style:name="T90" style:family="text"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91" style:family="text">
      <style:text-properties fo:color="#000000" loext:opacity="100%" style:font-name="Times New Roman4" fo:font-size="14pt" fo:language="ru" fo:country="RU" officeooo:rsid="003e71ed" style:font-size-asian="14pt" style:language-asian="ru" style:country-asian="RU" style:font-name-complex="Times New Roman5" style:font-size-complex="14pt" style:language-complex="ar" style:country-complex="SA"/>
    </style:style>
    <style:style style:name="T92" style:family="text">
      <style:text-properties fo:color="#000000" loext:opacity="100%" style:font-name="Times New Roman4" fo:font-size="14pt" fo:language="ru" fo:country="RU" officeooo:rsid="002038b8" style:font-size-asian="14pt" style:language-asian="ru" style:country-asian="RU" style:font-name-complex="Times New Roman5" style:font-size-complex="14pt" style:language-complex="ar" style:country-complex="SA"/>
    </style:style>
    <style:style style:name="T93" style:family="text">
      <style:text-properties fo:color="#000000" loext:opacity="100%" style:font-name="Times New Roman4" fo:font-size="14pt" fo:language="ru" fo:country="RU" officeooo:rsid="001f7100" style:font-name-asian="Times New Roman5" style:font-size-asian="14pt" style:language-asian="ru" style:country-asian="RU" style:font-name-complex="Times New Roman5" style:font-size-complex="14pt" style:language-complex="ar" style:country-complex="SA"/>
    </style:style>
    <style:style style:name="T94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5" style:family="text">
      <style:text-properties fo:font-variant="normal" fo:text-transform="none" fo:color="#000000" loext:opacity="100%" style:font-name="Times New Roman" fo:font-size="14pt" fo:language="ru" fo:country="RU" officeooo:rsid="003ca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6" style:family="text">
      <style:text-properties officeooo:rsid="0013326f"/>
    </style:style>
    <style:style style:name="T97" style:family="text">
      <style:text-properties fo:language="en" fo:country="US"/>
    </style:style>
    <style:style style:name="T98" style:family="text">
      <style:text-properties fo:language="en" fo:country="US" officeooo:rsid="0018933d"/>
    </style:style>
    <style:style style:name="T99" style:family="text">
      <style:text-properties officeooo:rsid="0014324b"/>
    </style:style>
    <style:style style:name="T100" style:family="text">
      <style:text-properties officeooo:rsid="001b2153"/>
    </style:style>
    <style:style style:name="T101" style:family="text">
      <style:text-properties fo:language="ru" fo:country="RU" officeooo:rsid="00387a0e"/>
    </style:style>
    <style:style style:name="T102" style:family="text">
      <style:text-properties officeooo:rsid="003ca336"/>
    </style:style>
    <style:style style:name="T103" style:family="text">
      <style:text-properties style:font-name="Times New Roman4" fo:language="en" fo:country="US" fo:font-style="italic" style:language-asian="ru" style:country-asian="RU" style:font-style-asian="italic" style:font-name-complex="Times New Roman5" style:font-size-complex="12pt" style:language-complex="ar" style:country-complex="SA"/>
    </style:style>
    <style:style style:name="T104" style:family="text">
      <style:text-properties style:font-name="Times New Roman4" fo:font-size="14pt" style:font-size-asian="14pt"/>
    </style:style>
    <style:style style:name="T105" style:family="text">
      <style:text-properties style:font-name="Times New Roman4" fo:font-size="14pt" fo:font-style="italic" style:font-size-asian="14pt" style:font-style-asian="italic"/>
    </style:style>
    <style:style style:name="T106" style:family="text">
      <style:text-properties style:font-name="Times New Roman4" fo:font-size="14pt" fo:language="en" fo:country="US" fo:font-style="italic" style:font-size-asian="14pt" style:font-style-asian="italic"/>
    </style:style>
    <style:style style:name="T107" style:family="text">
      <style:text-properties style:font-name="Times New Roman4" fo:font-size="14pt" fo:language="en" fo:country="US" style:font-size-asian="14pt"/>
    </style:style>
    <style:style style:name="T108" style:family="text">
      <style:text-properties style:font-name="Times New Roman4" fo:language="ru" fo:country="RU" fo:font-style="italic" style:language-asian="ru" style:country-asian="RU" style:font-style-asian="italic" style:font-name-complex="Times New Roman5" style:font-size-complex="12pt" style:language-complex="ar" style:country-complex="SA"/>
    </style:style>
    <style:style style:name="T109" style:family="text">
      <style:text-properties style:font-name="Symbol" fo:language="en" fo:country="US" fo:font-style="italic" style:font-name-asian="Symbol1" style:language-asian="ru" style:country-asian="RU" style:font-style-asian="italic" style:font-name-complex="Symbol1" style:font-size-complex="12pt" style:language-complex="ar" style:country-complex="SA"/>
    </style:style>
    <style:style style:name="T110" style:family="text">
      <style:text-properties fo:font-style="italic" officeooo:rsid="0056ca03" style:font-style-asian="italic" style:font-style-complex="italic"/>
    </style:style>
    <style:style style:name="T111" style:family="text">
      <style:text-properties fo:font-style="italic" officeooo:rsid="00572a33" style:font-style-asian="italic" style:font-style-complex="italic"/>
    </style:style>
    <style:style style:name="T112" style:family="text">
      <style:text-properties fo:font-style="italic" officeooo:rsid="00610eb5" style:font-style-asian="italic" style:font-style-complex="italic"/>
    </style:style>
    <style:style style:name="T113" style:family="text">
      <style:text-properties fo:font-style="italic" officeooo:rsid="0063ecd9" style:font-style-asian="italic" style:font-style-complex="italic"/>
    </style:style>
    <style:style style:name="T114" style:family="text">
      <style:text-properties fo:font-style="italic" officeooo:rsid="0067dbb3" style:font-style-asian="italic" style:font-style-complex="italic"/>
    </style:style>
    <style:style style:name="T115" style:family="text">
      <style:text-properties fo:font-style="italic" officeooo:rsid="006c343b" style:font-style-asian="italic" style:font-style-complex="italic"/>
    </style:style>
    <style:style style:name="T1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7" style:family="text">
      <style:text-properties fo:font-size="12pt" style:font-size-asian="12pt" style:font-size-complex="12pt" style:font-weight-complex="bold"/>
    </style:style>
    <style:style style:name="T118" style:family="text">
      <style:text-properties fo:font-size="12pt" officeooo:rsid="006f1305" style:font-size-asian="12pt" style:font-size-complex="12pt" style:font-weight-complex="bold"/>
    </style:style>
    <style:style style:name="T119" style:family="text">
      <style:text-properties officeooo:rsid="004fd019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officeooo:rsid="00687a91" style:font-style-asian="normal" style:font-style-complex="normal"/>
    </style:style>
    <style:style style:name="T122" style:family="text">
      <style:text-properties fo:font-style="normal" officeooo:rsid="0067dbb3" style:font-style-asian="normal" style:font-style-complex="normal"/>
    </style:style>
    <style:style style:name="T123" style:family="text">
      <style:text-properties fo:font-size="14pt" fo:language="en" fo:country="US" fo:font-style="italic" style:letter-kerning="false" style:font-size-asian="14pt" style:language-asian="ru" style:country-asian="RU" style:font-style-asian="italic" style:font-name-complex="Times New Roman5" style:font-size-complex="14pt" style:language-complex="ar" style:country-complex="SA" style:font-weight-complex="bold"/>
    </style:style>
    <style:style style:name="T124" style:family="text">
      <style:text-properties officeooo:rsid="0056ca03"/>
    </style:style>
    <style:style style:name="T125" style:family="text">
      <style:text-properties officeooo:rsid="00572a33"/>
    </style:style>
    <style:style style:name="T126" style:family="text">
      <style:text-properties officeooo:rsid="00610eb5"/>
    </style:style>
    <style:style style:name="T127" style:family="text">
      <style:text-properties officeooo:rsid="0063ecd9"/>
    </style:style>
    <style:style style:name="T128" style:family="text">
      <style:text-properties officeooo:rsid="0067dbb3"/>
    </style:style>
    <style:style style:name="T129" style:family="text">
      <style:text-properties officeooo:rsid="006c343b"/>
    </style:style>
    <style:style style:name="T130" style:family="text">
      <style:text-properties officeooo:rsid="006f2ff6"/>
    </style:style>
    <style:style style:name="T131" style:family="text">
      <style:text-properties officeooo:rsid="007005d1"/>
    </style:style>
    <style:style style:name="T132" style:family="text">
      <style:text-properties officeooo:rsid="006a654e"/>
    </style:style>
    <style:style style:name="T133" style:family="text">
      <style:text-properties officeooo:rsid="007e18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11">Кафедра МО ЭВМ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84"><text:span text:style-name="Book_20_Title"><text:span text:style-name="T1">отчет</text:span></text:span></text:p>
      <text:p text:style-name="P2"><text:span text:style-name="T2">по лабораторной работе</text:span><text:span text:style-name="T47"> </text:span><text:span text:style-name="T48">№</text:span><text:span text:style-name="T49">1</text:span></text:p>
      <text:p text:style-name="P2"><text:span text:style-name="T2">по дисциплине </text:span><text:span text:style-name="T48">«</text:span><text:span text:style-name="T50">Алгоритмы и структуры данных</text:span><text:span text:style-name="T48">»</text:span></text:p>
      <text:p text:style-name="P2"><text:span text:style-name="Book_20_Title"><text:span text:style-name="T94">Тема: </text:span></text:span><text:span text:style-name="Book_20_Title"><text:span text:style-name="T95">Рекурсивные алгоритмы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42">Студент гр. </text:span><text:span text:style-name="T85">9381</text:span></text:p>
          </table:table-cell>
          <table:table-cell table:style-name="Таблица1.B1" office:value-type="string">
            <text:p text:style-name="P32"/>
          </table:table-cell>
          <table:table-cell table:style-name="Таблица1.A1" office:value-type="string">
            <text:p text:style-name="P13">Колованов Р.А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32"/>
          </table:table-cell>
          <table:table-cell table:style-name="Таблица1.A1" office:value-type="string">
            <text:p text:style-name="P13">Фирс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72">20<text:span text:style-name="T102">20</text:span></text:p>
      <text:h text:style-name="P97" text:outline-level="2">Цель работы.</text:h>
      <text:p text:style-name="P61"><text:span text:style-name="T86">П</text:span><text:span text:style-name="T87">ознакомиться с основными понятиями и приёмами рекурсивного программирования, получить навыки программирования рекурсивных функций на языке программирования </text:span><text:span text:style-name="T88">C</text:span><text:span text:style-name="T89">++</text:span><text:span text:style-name="T87">.</text:span></text:p>
      <text:p text:style-name="P60"/>
      <text:h text:style-name="Heading_20_2" text:outline-level="2">Задание.</text:h>
      <text:p text:style-name="P78">Вариант 7.</text:p>
      <text:p text:style-name="P33"><text:span text:style-name="T104">Построить синтаксический анализатор для понятия </text:span><text:span text:style-name="T105">вещественное число</text:span><text:span text:style-name="T104">.</text:span></text:p>
      <text:p text:style-name="P33"><text:span text:style-name="T105">вещественное_число::=целое_число</text:span><text:span text:style-name="T106"> </text:span><text:span text:style-name="T105">.</text:span><text:span text:style-name="T106"> </text:span><text:span text:style-name="T105">целое_без_знака</text:span><text:span text:style-name="T106"> </text:span><text:span text:style-name="T105">|</text:span></text:p>
      <text:p text:style-name="P85"><text:span text:style-name="T105">целое_число</text:span><text:span text:style-name="T106"> </text:span><text:span text:style-name="T105">.</text:span><text:span text:style-name="T106"> </text:span><text:span text:style-name="T105">целое_без_знака</text:span><text:span text:style-name="T104">Е</text:span><text:span text:style-name="T105">целое число</text:span><text:span text:style-name="T106"> </text:span><text:span text:style-name="T105">|</text:span></text:p>
      <text:p text:style-name="P85"><text:span text:style-name="T105">целое_число</text:span><text:span text:style-name="T104">Е</text:span><text:span text:style-name="T105">целое_число</text:span></text:p>
      <text:p text:style-name="P33"><text:span text:style-name="T105">целое_без_знака::=цифра</text:span><text:span text:style-name="T106"> </text:span><text:span text:style-name="T104">|</text:span><text:span text:style-name="T107"> </text:span><text:span text:style-name="T105">цифра <text:s/>целое_без_знака</text:span></text:p>
      <text:p text:style-name="P34"><text:span text:style-name="T108">целое_число::=целое_без_знака |</text:span><text:span text:style-name="T103"> </text:span><text:span text:style-name="T108">+ целое_без_знака |</text:span><text:span text:style-name="T103"> </text:span><text:span text:style-name="T109">-</text:span><text:span text:style-name="T108">целое_без_знака</text:span></text:p>
      <text:p text:style-name="P73"/>
      <text:h text:style-name="Heading_20_2" text:outline-level="2">Основные теоретические положения.</text:h>
      <text:p text:style-name="P18"><text:span text:style-name="T116">Рекурсия</text:span><text:span text:style-name="T120">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span></text:p>
      <text:p text:style-name="P74"/>
      <text:h text:style-name="Heading_20_2" text:outline-level="2">Выполнение работы.</text:h>
      <text:p text:style-name="P7"><text:span text:style-name="T52">Для решения поставленной задачи был написан класс </text:span><text:span text:style-name="T60">SyntacticalAnalyzer</text:span><text:span text:style-name="T53">, </text:span><text:span text:style-name="T57">для вывода основной и промежуточной информации на экран и в файл — класс </text:span><text:span text:style-name="T61">Logger</text:span><text:span text:style-name="T57">. Для тестирования работы класса </text:span><text:span text:style-name="T60">SyntacticalAnalyzer</text:span><text:span text:style-name="T57"> была написана функция </text:span><text:span text:style-name="T61">test</text:span><text:span text:style-name="T57">. Помимо этого, был реализован CLI-интерфейс для удобной работы с программой.</text:span></text:p>
      <text:p text:style-name="P14"/>
      <text:h text:style-name="Heading_20_3" text:outline-level="3">Класс <text:s/><text:span text:style-name="T60">SyntacticalAnalyzer.</text:span></text:h>
      <text:p text:style-name="P6"><text:span text:style-name="T55">При помощи методов </text:span><text:span text:style-name="T56">данного</text:span><text:span text:style-name="T55"> класса проверяется соответствие <text:s/>некоторой строки БНФ-понятию вещественного числа.</text:span><text:span text:style-name="T53"> </text:span><text:span text:style-name="T54">Методы класса приведены в таблице 1.</text:span></text:p>
      <text:p text:style-name="P45">Таблица <text:span text:style-name="T124">1</text:span> - <text:span text:style-name="T58">Методы класса</text:span><text:span text:style-name="T62"> </text:span><text:span text:style-name="T63">SyntacticalAnalyzer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 table:style-name="Таблица3.1">
          <table:table-cell table:style-name="Таблица3.A1" office:value-type="string">
            <text:p text:style-name="P51">Модификатор доступа</text:p>
          </table:table-cell>
          <table:table-cell table:style-name="Таблица3.A1" office:value-type="string">
            <text:p text:style-name="P51">Возвращаемое значение</text:p>
          </table:table-cell>
          <table:table-cell table:style-name="Таблица3.A1" office:value-type="string">
            <text:p text:style-name="P51">Название метода и принимаемые аргументы</text:p>
          </table:table-cell>
        </table:table-row>
        <table:table-row table:style-name="Таблица3.1">
          <table:table-cell table:style-name="Таблица3.A2" office:value-type="string">
            <text:p text:style-name="P49">private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isChar(const char*&amp; str, int deep, char c)</text:p>
          </table:table-cell>
        </table:table-row>
        <table:table-row table:style-name="Таблица3.1">
          <table:table-cell table:style-name="Таблица3.A2" office:value-type="string">
            <text:p text:style-name="P49">private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isDigit(const char*&amp; str, int deep)</text:p>
          </table:table-cell>
        </table:table-row>
        <table:table-row table:style-name="Таблица3.1">
          <table:table-cell table:style-name="Таблица3.A2" office:value-type="string">
            <text:p text:style-name="P49">private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isUnsignedInteger(const char*&amp; str, int deep)</text:p>
          </table:table-cell>
        </table:table-row>
        <table:table-row table:style-name="Таблица3.1">
          <table:table-cell table:style-name="Таблица3.A2" office:value-type="string">
            <text:p text:style-name="P49">private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isInteger(const char*&amp; str, int deep)</text:p>
          </table:table-cell>
        </table:table-row>
        <table:table-row table:style-name="Таблица3.1">
          <table:table-cell table:style-name="Таблица3.A2" office:value-type="string">
            <text:p text:style-name="P49">private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isRealNumber(const char*&amp; str, int deep)</text:p>
          </table:table-cell>
        </table:table-row>
        <table:table-row table:style-name="Таблица3.1">
          <table:table-cell table:style-name="Таблица3.A2" office:value-type="string">
            <text:p text:style-name="P49">public</text:p>
          </table:table-cell>
          <table:table-cell table:style-name="Таблица3.A2" office:value-type="string">
            <text:p text:style-name="P49">bool</text:p>
          </table:table-cell>
          <table:table-cell table:style-name="Таблица3.A2" office:value-type="string">
            <text:p text:style-name="P47">analyze(const std::string&amp; expression)</text:p>
          </table:table-cell>
        </table:table-row>
      </table:table>
      <text:p text:style-name="P26"/>
      <text:h text:style-name="P98" text:outline-level="3">Метод <text:span text:style-name="T60">SyntacticalAnalyzer::</text:span><text:span text:style-name="T123">isChar</text:span>.</text:h>
      <text:p text:style-name="P63"><text:span text:style-name="T124">Статический метод. Принимает на вход три аргумента: </text:span><text:span text:style-name="T25">str</text:span><text:span text:style-name="T124"> — ссылка на указатель начала строки, </text:span><text:span text:style-name="T110">deep</text:span><text:span text:style-name="T124"> — глубина рекурсии </text:span><text:span text:style-name="T125">и</text:span><text:span text:style-name="T124"> </text:span><text:span text:style-name="T110">c</text:span><text:span text:style-name="T124"> — символ для проверки. </text:span><text:span text:style-name="T125">Проверяет, находится ли символ </text:span><text:span text:style-name="T111">c </text:span><text:span text:style-name="T125">в начале строки. </text:span><text:span text:style-name="T22">Если </text:span><text:span text:style-name="T23">да</text:span><text:span text:style-name="T22">, то к указателю </text:span><text:span text:style-name="T25">str</text:span><text:span text:style-name="T22"> прибавляется 1 </text:span><text:span text:style-name="T23">(сдвигаемся в строке на следующий символ)</text:span><text:span text:style-name="T22">, и функция возвращает </text:span><text:span text:style-name="T25">true</text:span><text:span text:style-name="T22">. Иначе функция возвращает </text:span><text:span text:style-name="T25">false</text:span><text:span text:style-name="T22">.</text:span></text:p>
      <text:p text:style-name="P68"><text:s text:c="2"/></text:p>
      <text:h text:style-name="P98" text:outline-level="3">Метод <text:span text:style-name="T60">SyntacticalAnalyzer::</text:span><text:span text:style-name="T123">isDigit</text:span>.</text:h>
      <text:p text:style-name="P63"><text:span text:style-name="T124">Статический метод. Принимает на вход </text:span><text:span text:style-name="T23">два</text:span><text:span text:style-name="T124"> аргумента: </text:span><text:span text:style-name="T25">str</text:span><text:span text:style-name="T124"> — ссылка на указатель начала строки </text:span><text:span text:style-name="T125">и</text:span><text:span text:style-name="T124"> </text:span><text:span text:style-name="T110">deep</text:span><text:span text:style-name="T124"> — глубина рекурсии. </text:span><text:span text:style-name="T125">Проверяет, находится ли </text:span><text:span text:style-name="T23">цифра</text:span><text:span text:style-name="T125"> в начале строки. </text:span><text:span text:style-name="T22">Если </text:span><text:span text:style-name="T23">да</text:span><text:span text:style-name="T22">, то к указателю </text:span><text:span text:style-name="T25">str</text:span><text:span text:style-name="T22"> прибавляется 1 </text:span><text:span text:style-name="T23">(сдвигаемся в строке на следующий символ)</text:span><text:span text:style-name="T22">, и функция возвращает </text:span><text:span text:style-name="T25">true</text:span><text:span text:style-name="T22">. Иначе функция возвращает </text:span><text:span text:style-name="T25">false</text:span><text:span text:style-name="T22">.</text:span></text:p>
      <text:p text:style-name="P68"/>
      <text:h text:style-name="P98" text:outline-level="3">Метод <text:span text:style-name="T60">SyntacticalAnalyzer::</text:span><text:span text:style-name="T123">isUnsignedInteger</text:span>.</text:h>
      <text:p text:style-name="P64"><text:span text:style-name="T124">Статический </text:span><text:span text:style-name="T125">и рекурсивный</text:span><text:span text:style-name="T124"> метод. Принимает на вход </text:span><text:span text:style-name="T23">два</text:span><text:span text:style-name="T124"> аргумента: </text:span><text:span text:style-name="T25">str</text:span><text:span text:style-name="T124"> — ссылка на указатель начала строки </text:span><text:span text:style-name="T125">и</text:span><text:span text:style-name="T124"> </text:span><text:span text:style-name="T110">deep</text:span><text:span text:style-name="T124"> — глубина рекурсии. </text:span><text:span text:style-name="T125">Проверяет, находится ли </text:span><text:span text:style-name="T24">беззнаковое число</text:span><text:span text:style-name="T125"> в начале строки </text:span><text:span text:style-name="T113">str</text:span><text:span text:style-name="T125">. </text:span><text:span text:style-name="T126">В начале объявляется переменная </text:span><text:span text:style-name="T112">result</text:span><text:span text:style-name="T126"> со значением </text:span><text:span text:style-name="T112">false</text:span><text:span text:style-name="T126"> — </text:span><text:span text:style-name="T127">хранит </text:span><text:span text:style-name="T126">результат работы функции. </text:span><text:span text:style-name="T22">Если </text:span><text:span text:style-name="T24">в начале строки стоит цифра, то переменной </text:span><text:span text:style-name="T26">result</text:span><text:span text:style-name="T24"> присваивается </text:span><text:span text:style-name="T26">true</text:span><text:span text:style-name="T24"> и вызывается рекурсивный метод </text:span><text:span text:style-name="T26">isUnsignedInteger</text:span><text:span text:style-name="T24"> для проверки следующих цифр числа.</text:span><text:span text:style-name="T22"> </text:span><text:span text:style-name="T24">Функция возвращает переменную </text:span><text:span text:style-name="T26">result</text:span><text:span text:style-name="T24"> — определяет, лежит ли в начале строки </text:span><text:span text:style-name="T26">str</text:span><text:span text:style-name="T24"> беззнаковое число.</text:span></text:p>
      <text:p text:style-name="P62"><text:soft-page-break/></text:p>
      <text:h text:style-name="P98" text:outline-level="3">Метод <text:span text:style-name="T60">SyntacticalAnalyzer::</text:span><text:span text:style-name="T123">isInteger</text:span>.</text:h>
      <text:p text:style-name="P65"><text:span text:style-name="T124">Статический метод. Принимает на вход </text:span><text:span text:style-name="T23">два</text:span><text:span text:style-name="T124"> аргумента: </text:span><text:span text:style-name="T25">str</text:span><text:span text:style-name="T124"> — ссылка на указатель начала строки </text:span><text:span text:style-name="T125">и</text:span><text:span text:style-name="T124"> </text:span><text:span text:style-name="T110">deep</text:span><text:span text:style-name="T124"> — глубина рекурсии. </text:span><text:span text:style-name="T125">Проверяет, находится ли </text:span><text:span text:style-name="T24">знаковое число</text:span><text:span text:style-name="T125"> в начале строки </text:span><text:span text:style-name="T113">str</text:span><text:span text:style-name="T125">. </text:span><text:span text:style-name="T126">В начале объявляется переменная </text:span><text:span text:style-name="T112">result</text:span><text:span text:style-name="T126"> со значением </text:span><text:span text:style-name="T112">false</text:span><text:span text:style-name="T126"> — </text:span><text:span text:style-name="T127">хранит </text:span><text:span text:style-name="T126">результат работы функции. </text:span><text:span text:style-name="T37">Для начала проверяем,</text:span><text:span text:style-name="T36"> </text:span><text:span text:style-name="T37">стоит ли в начале символ</text:span><text:span text:style-name="T36"> </text:span><text:span text:style-name="T27">«+»</text:span><text:span text:style-name="T36"> или </text:span><text:span text:style-name="T27">«-»</text:span><text:span text:style-name="T36"> при помощи метода </text:span><text:span text:style-name="T27">isChar</text:span><text:span text:style-name="T36">, </text:span><text:span text:style-name="T38">е</text:span><text:span text:style-name="T37">сли да, то проверяем,</text:span><text:span text:style-name="T24"> стоит </text:span><text:span text:style-name="T37">ли после </text:span><text:span text:style-name="T38">этого</text:span><text:span text:style-name="T37"> символа</text:span><text:span text:style-name="T24"> </text:span><text:span text:style-name="T31">беззнаковое </text:span><text:span text:style-name="T38">число. Если да, то </text:span><text:span text:style-name="T24">переменной </text:span><text:span text:style-name="T26">result</text:span><text:span text:style-name="T24"> присваивается </text:span><text:span text:style-name="T26">true</text:span><text:span text:style-name="T24"> и </text:span><text:span text:style-name="T38">происходит выход из функции. Иначе </text:span><text:span text:style-name="T22">к указателю </text:span><text:span text:style-name="T25">str</text:span><text:span text:style-name="T22"> прибавляется -</text:span><text:span text:style-name="T38">1 (для возвращения на символ </text:span><text:span text:style-name="T28">«+»</text:span><text:span text:style-name="T38"> или </text:span><text:span text:style-name="T28">«</text:span><text:span text:style-name="T27">-»</text:span><text:span text:style-name="T38">)</text:span><text:span text:style-name="T36">. </text:span><text:span text:style-name="T38">В случае, если в начале не стоит плюс или минус, </text:span><text:span text:style-name="T24">то </text:span><text:span text:style-name="T38">выполняем проверку, стоит ли в начале строки беззнаковое число при помощи </text:span><text:span text:style-name="T29">isUnsignedInteger</text:span><text:span text:style-name="T37">, </text:span><text:span text:style-name="T38">результат работы функции прсваиваем</text:span><text:span text:style-name="T24"> переменной </text:span><text:span text:style-name="T26">result</text:span><text:span text:style-name="T24"> </text:span><text:span text:style-name="T33">и происход</text:span><text:span text:style-name="T34">и</text:span><text:span text:style-name="T33">т выход из функции</text:span><text:span text:style-name="T24">. Функция возвращает переменную </text:span><text:span text:style-name="T26">result</text:span><text:span text:style-name="T24"> — определяет, лежит ли в начале строки </text:span><text:span text:style-name="T26">str</text:span><text:span text:style-name="T24"> знаковое число.</text:span></text:p>
      <text:p text:style-name="P69"/>
      <text:h text:style-name="P98" text:outline-level="3">Метод <text:span text:style-name="T60">SyntacticalAnalyzer::</text:span><text:span text:style-name="T123">isRealNumber</text:span>.</text:h>
      <text:p text:style-name="P66"><text:span text:style-name="T124">Статический метод. Принимает на вход </text:span><text:span text:style-name="T23">два</text:span><text:span text:style-name="T124"> аргумента: </text:span><text:span text:style-name="T25">str</text:span><text:span text:style-name="T124"> — ссылка на указатель начала строки </text:span><text:span text:style-name="T125">и</text:span><text:span text:style-name="T124"> </text:span><text:span text:style-name="T110">deep</text:span><text:span text:style-name="T124"> — глубина рекурсии. </text:span><text:span text:style-name="T125">Проверяет, находится ли </text:span><text:span text:style-name="T38">действительное число (имеется ввиду число с дробной частью)</text:span><text:span text:style-name="T125"> в начале строки </text:span><text:span text:style-name="T113">str</text:span><text:span text:style-name="T125">. </text:span><text:span text:style-name="T126">В начале объявляется переменная </text:span><text:span text:style-name="T112">result</text:span><text:span text:style-name="T126"> со значением </text:span><text:span text:style-name="T112">false</text:span><text:span text:style-name="T126"> — </text:span><text:span text:style-name="T127">хранит </text:span><text:span text:style-name="T126">результат работы функции. </text:span><text:span text:style-name="T37">Для начала проверяем,</text:span><text:span text:style-name="T36"> </text:span><text:span text:style-name="T37">стоит ли в начале </text:span><text:span text:style-name="T38">знаковое число при помощи </text:span><text:span text:style-name="T28">isInteger</text:span><text:span text:style-name="T36">, </text:span><text:span text:style-name="T38">е</text:span><text:span text:style-name="T37">сли </text:span><text:span text:style-name="T38">нет, то п</text:span><text:span text:style-name="T24">еременной </text:span><text:span text:style-name="T26">result</text:span><text:span text:style-name="T24"> присваивается </text:span><text:span text:style-name="T28">false</text:span><text:span text:style-name="T24"> и </text:span><text:span text:style-name="T38">происходит выход из функции. </text:span><text:span text:style-name="T39">Иначе проверяем, стоит ли после числа символ «.» или «E» при помощи функци </text:span><text:span text:style-name="T30">isChar</text:span><text:span text:style-name="T39">.</text:span><text:span text:style-name="T38"> Если </text:span><text:span text:style-name="T39">нет</text:span><text:span text:style-name="T38">, то </text:span><text:span text:style-name="T24">переменной </text:span><text:span text:style-name="T26">result</text:span><text:span text:style-name="T24"> присваивается </text:span><text:span text:style-name="T30">false</text:span><text:span text:style-name="T24"> и </text:span><text:span text:style-name="T38">происходит выход из функции. </text:span><text:span text:style-name="T39">Иначе в случае символа «E» вызывается проверка isInteger, результат работы функции присвавается </text:span><text:span text:style-name="T24">переменной </text:span><text:span text:style-name="T26">result. </text:span><text:span text:style-name="T35">В случае «.» проверяем, стоит ли далее беззнаковое число, символ «E», а после знаковое число при помощи функций </text:span><text:span text:style-name="T30">isUnsignedInteger</text:span><text:span text:style-name="T35">, </text:span><text:span text:style-name="T30">isChar</text:span><text:span text:style-name="T35">, </text:span><text:span text:style-name="T30">isInteger</text:span><text:span text:style-name="T39"> Если выполняется первое или первое, второе и третье, то </text:span><text:span text:style-name="T32">переменной </text:span><text:span text:style-name="T26">result</text:span><text:span text:style-name="T32"> присваивается </text:span><text:span text:style-name="T30">true</text:span><text:span text:style-name="T35">.</text:span><text:span text:style-name="T24"> Функция возвращает переменную </text:span><text:span text:style-name="T26">result</text:span><text:span text:style-name="T24"> — определяет, лежит ли в начале строки </text:span><text:span text:style-name="T26">str</text:span><text:span text:style-name="T24"> знаковое число.</text:span></text:p>
      <text:p text:style-name="P70"><text:soft-page-break/></text:p>
      <text:h text:style-name="P98" text:outline-level="3">Метод <text:span text:style-name="T60">SyntacticalAnalyzer::</text:span><text:span text:style-name="T123">analyze</text:span>.</text:h>
      <text:p text:style-name="P66"><text:span text:style-name="T124">Статический метод. Принимает на вход </text:span><text:span text:style-name="T114">expression</text:span><text:span text:style-name="T128"> — строка для проверки соответствия БНФ-понятию вещественного числа. Для проверки вызывается функция </text:span><text:span text:style-name="T114">isReal</text:span><text:span text:style-name="T128"> и проверяется, дошла ли эта функция до конца строки. Если да, то функция возвращает </text:span><text:span text:style-name="T114">true</text:span><text:span text:style-name="T128">, иначе </text:span><text:span text:style-name="T114">false —</text:span><text:span text:style-name="T122"> </text:span><text:span text:style-name="T121">соответствует ли строка expression БНФ-понятию вещественного числа.</text:span></text:p>
      <text:p text:style-name="P82"/>
      <text:h text:style-name="Heading_20_3" text:outline-level="3">Класс Logger.</text:h>
      <text:p text:style-name="P71"><text:span text:style-name="T132">Класс предоставляет функционал для вывода сообщений в консоль и файл из любой точки программы (позволяет осуществлять логгирование). </text:span><text:span text:style-name="T129">Реализован с </text:span><text:span text:style-name="T41">использованием</text:span><text:span text:style-name="T129"> паттерна </text:span><text:span text:style-name="T115">Singleton</text:span><text:span text:style-name="T129">.</text:span><text:span text:style-name="T132"> </text:span><text:span text:style-name="T129">Поля и методы класса приведены в таблицах 2 и 3.</text:span></text:p>
      <text:p text:style-name="P67"/>
      <text:p text:style-name="P44"><text:span text:style-name="T63">Таблица </text:span><text:span text:style-name="T64">2</text:span><text:span text:style-name="T63"> - </text:span><text:span text:style-name="T59">Поля</text:span><text:span text:style-name="T58"> класса</text:span><text:span text:style-name="T62"> </text:span><text:span text:style-name="T64">Logger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35">Модификатор доступа</text:p>
          </table:table-cell>
          <table:table-cell table:style-name="Таблица5.B1" office:value-type="string">
            <text:p text:style-name="P35">Тип и название поля</text:p>
          </table:table-cell>
          <table:table-cell table:style-name="Таблица5.A1" office:value-type="string">
            <text:p text:style-name="P35">Предназначение</text:p>
          </table:table-cell>
          <table:table-cell table:style-name="Таблица5.D1" office:value-type="string">
            <text:p text:style-name="P35">Значение по умолчанию</text:p>
          </table:table-cell>
        </table:table-row>
        <table:table-row table:style-name="Таблица5.1">
          <table:table-cell table:style-name="Таблица5.A1" office:value-type="string">
            <text:p text:style-name="P38">private</text:p>
          </table:table-cell>
          <table:table-cell table:style-name="Таблица5.B2" office:value-type="string">
            <text:p text:style-name="P37">int indentSize_</text:p>
          </table:table-cell>
          <table:table-cell table:style-name="Таблица5.A1" office:value-type="string">
            <text:p text:style-name="P41"><text:span text:style-name="T117">Хранит </text:span><text:span text:style-name="T43">размер отступа в пробелах.</text:span></text:p>
          </table:table-cell>
          <table:table-cell table:style-name="Таблица5.D2" office:value-type="string">
            <text:p text:style-name="P40">4</text:p>
          </table:table-cell>
        </table:table-row>
        <table:table-row table:style-name="Таблица5.1">
          <table:table-cell table:style-name="Таблица5.A3" office:value-type="string">
            <text:p text:style-name="P39">private</text:p>
          </table:table-cell>
          <table:table-cell table:style-name="Таблица5.B3" office:value-type="string">
            <text:p text:style-name="P37">bool silentMode_</text:p>
          </table:table-cell>
          <table:table-cell table:style-name="Таблица5.A3" office:value-type="string">
            <text:p text:style-name="P42"><text:span text:style-name="T118">Хранит информацию о том, включен ли тихий режим. При тихом режиме будут печататься сообщения типа </text:span><text:span text:style-name="T44">COMMON, сообщения типа DEBUG будут игнорироваться.</text:span></text:p>
          </table:table-cell>
          <table:table-cell table:style-name="Таблица5.D3" office:value-type="string">
            <text:p text:style-name="P40">false</text:p>
          </table:table-cell>
        </table:table-row>
        <table:table-row table:style-name="Таблица5.1">
          <table:table-cell table:style-name="Таблица5.A3" office:value-type="string">
            <text:p text:style-name="P39">private</text:p>
          </table:table-cell>
          <table:table-cell table:style-name="Таблица5.B4" office:value-type="string">
            <text:p text:style-name="P37">bool fileOutput_</text:p>
          </table:table-cell>
          <table:table-cell table:style-name="Таблица5.A3" office:value-type="string">
            <text:p text:style-name="P36">Хранит информацию о том, нужно ли выводить сообщения в файл.</text:p>
          </table:table-cell>
          <table:table-cell table:style-name="Таблица5.D4" office:value-type="string">
            <text:p text:style-name="P40">false</text:p>
          </table:table-cell>
        </table:table-row>
        <text:soft-page-break/>
        <table:table-row table:style-name="Таблица5.1">
          <table:table-cell table:style-name="Таблица5.A3" office:value-type="string">
            <text:p text:style-name="P39">private</text:p>
          </table:table-cell>
          <table:table-cell table:style-name="Таблица5.B5" office:value-type="string">
            <text:p text:style-name="P37">std::string filePath_;</text:p>
          </table:table-cell>
          <table:table-cell table:style-name="Таблица5.A3" office:value-type="string">
            <text:p text:style-name="P36">Содержит путь к файлу для записи сообщений.</text:p>
          </table:table-cell>
          <table:table-cell table:style-name="Таблица5.D5" office:value-type="string">
            <text:p text:style-name="P37">-</text:p>
          </table:table-cell>
        </table:table-row>
        <table:table-row table:style-name="Таблица5.1">
          <table:table-cell table:style-name="Таблица5.A3" office:value-type="string">
            <text:p text:style-name="P39">private</text:p>
          </table:table-cell>
          <table:table-cell table:style-name="Таблица5.B6" office:value-type="string">
            <text:p text:style-name="P37">std::ofstream file_</text:p>
          </table:table-cell>
          <table:table-cell table:style-name="Таблица5.A3" office:value-type="string">
            <text:p text:style-name="P36"><text:span text:style-name="T130">Поток вывода данных <text:s/>в</text:span> файл.</text:p>
          </table:table-cell>
          <table:table-cell table:style-name="Таблица5.D6" office:value-type="string">
            <text:p text:style-name="P37">-</text:p>
          </table:table-cell>
        </table:table-row>
      </table:table>
      <text:p text:style-name="P83"/>
      <text:p text:style-name="P46">Таблица <text:span text:style-name="T40">3</text:span> - <text:span text:style-name="T58">Методы класса</text:span><text:span text:style-name="T62"> </text:span><text:span text:style-name="T64">Logger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2">Модификатор доступа</text:p>
          </table:table-cell>
          <table:table-cell table:style-name="Таблица4.A1" office:value-type="string">
            <text:p text:style-name="P52">Возвращаемое значение</text:p>
          </table:table-cell>
          <table:table-cell table:style-name="Таблица4.A1" office:value-type="string">
            <text:p text:style-name="P52">Название метода и принимаемые аргументы</text:p>
          </table:table-cell>
        </table:table-row>
        <table:table-row table:style-name="Таблица4.1">
          <table:table-cell table:style-name="Таблица4.A2" office:value-type="string">
            <text:p text:style-name="P50">private</text:p>
          </table:table-cell>
          <table:table-cell table:style-name="Таблица4.A2" office:value-type="string">
            <text:p text:style-name="P50">-</text:p>
          </table:table-cell>
          <table:table-cell table:style-name="Таблица4.A2" office:value-type="string">
            <text:p text:style-name="P48">~Logger()</text:p>
          </table:table-cell>
        </table:table-row>
        <table:table-row table:style-name="Таблица4.1">
          <table:table-cell table:style-name="Таблица4.A2" office:value-type="string">
            <text:p text:style-name="P50">private</text:p>
          </table:table-cell>
          <table:table-cell table:style-name="Таблица4.A2" office:value-type="string">
            <text:p text:style-name="P50">Logger&amp;</text:p>
          </table:table-cell>
          <table:table-cell table:style-name="Таблица4.A2" office:value-type="string">
            <text:p text:style-name="P48">getInstance()</text:p>
          </table:table-cell>
        </table:table-row>
        <table:table-row table:style-name="Таблица4.1">
          <table:table-cell table:style-name="Таблица4.A2" office:value-type="string">
            <text:p text:style-name="P50">private</text:p>
          </table:table-cell>
          <table:table-cell table:style-name="Таблица4.A2" office:value-type="string">
            <text:p text:style-name="P50"><text:span text:style-name="T131">v</text:span>oid</text:p>
          </table:table-cell>
          <table:table-cell table:style-name="Таблица4.A2" office:value-type="string">
            <text:p text:style-name="P43">log(const std::string&amp; message, MessageType type = COMMON, int indents = 0)</text:p>
          </table:table-cell>
        </table:table-row>
        <table:table-row table:style-name="Таблица4.1">
          <table:table-cell table:style-name="Таблица4.A2" office:value-type="string">
            <text:p text:style-name="P50">private</text:p>
          </table:table-cell>
          <table:table-cell table:style-name="Таблица4.A2" office:value-type="string">
            <text:p text:style-name="P50">void</text:p>
          </table:table-cell>
          <table:table-cell table:style-name="Таблица4.A2" office:value-type="string">
            <text:p text:style-name="P48">setSilentMode(bool value)</text:p>
          </table:table-cell>
        </table:table-row>
        <table:table-row table:style-name="Таблица4.1">
          <table:table-cell table:style-name="Таблица4.A2" office:value-type="string">
            <text:p text:style-name="P50">private</text:p>
          </table:table-cell>
          <table:table-cell table:style-name="Таблица4.A2" office:value-type="string">
            <text:p text:style-name="P50">void</text:p>
          </table:table-cell>
          <table:table-cell table:style-name="Таблица4.A2" office:value-type="string">
            <text:p text:style-name="P48">setFileOutput(const std::string&amp; filePath)</text:p>
          </table:table-cell>
        </table:table-row>
      </table:table>
      <text:p text:style-name="P15"/>
      <text:h text:style-name="Heading_20_3" text:outline-level="3"><text:span text:style-name="T16">М</text:span><text:span text:style-name="T15">етод Logger::~Logger.</text:span></text:h>
      <text:p text:style-name="P20"><text:span text:style-name="T15">Закрывает поток вывода данных в файл <text:s/></text:span><text:span text:style-name="T46">file_</text:span><text:span text:style-name="T45">.</text:span></text:p>
      <text:p text:style-name="P19"/>
      <text:h text:style-name="P99" text:outline-level="3"><text:span text:style-name="T66">М</text:span><text:span text:style-name="T67">етод Logger::</text:span><text:span text:style-name="T68">getInstance</text:span><text:span text:style-name="T67">.</text:span></text:h>
      <text:p text:style-name="P21"><text:span text:style-name="T16">С</text:span><text:span text:style-name="T15">оздает статическую переменную объекта класса Logger (создается только один раз — при первом вызове данного метода). Возвращает ссылку на созданный объект.</text:span></text:p>
      <text:p text:style-name="P16"/>
      <text:h text:style-name="P99" text:outline-level="3"><text:span text:style-name="T66">М</text:span><text:span text:style-name="T67">етод Logger::</text:span><text:span text:style-name="T68">log</text:span><text:span text:style-name="T67">.</text:span></text:h>
      <text:p text:style-name="P23"><text:span text:style-name="T16">П</text:span><text:span text:style-name="T15">ринимает на вход три аргумента: message — сообщение, type — тип сообщения и indents — количество отступов. </text:span><text:span text:style-name="T17">Для начала метод получает единственный объект класса </text:span><text:span text:style-name="T13">Logger</text:span><text:span text:style-name="T17"> — </text:span><text:span text:style-name="T14">logger</text:span><text:span text:style-name="T17">. Далее проверяется, если включен тихий режим и тип сообщения — DEBUG, то происходит выход из функции. Иначе создает строку отступа, которая состоит из пробелов, количество которых равно</text:span><text:span text:style-name="T13"> indentSize_ * indents</text:span><text:span text:style-name="T17">. Далее функция выводит сообщение с отступом на консоль, а также при наличии флага fileOutput_ — <text:s/>в файл. </text:span><text:span text:style-name="T18">Ничего не возвращает.</text:span></text:p>
      <text:h text:style-name="P100" text:outline-level="3"><text:soft-page-break/><text:span text:style-name="T66">М</text:span><text:span text:style-name="T67">етод Logger::</text:span><text:span text:style-name="T69">setFileOutput</text:span><text:span text:style-name="T67">.</text:span></text:h>
      <text:p text:style-name="P27"><text:span text:style-name="T78">П</text:span><text:span text:style-name="T77">ринимает на вход </text:span><text:span text:style-name="T65">filePath</text:span><text:span text:style-name="T77"> — путь к файлу для записи сообщений. Присвавает полю </text:span><text:span text:style-name="T65">filePath_</text:span><text:span text:style-name="T77"> значение </text:span><text:span text:style-name="T65">filePath</text:span><text:span text:style-name="T77">, открывает поток вывода в файл и прсваивает значение полю </text:span><text:span text:style-name="T65">fileOutput_</text:span><text:span text:style-name="T77"> значение </text:span><text:span text:style-name="T65">true</text:span><text:span text:style-name="T77">. Ничего не возвращает.</text:span></text:p>
      <text:p text:style-name="P30"/>
      <text:h text:style-name="P100" text:outline-level="3"><text:span text:style-name="T66">М</text:span><text:span text:style-name="T67">етод Logger::</text:span><text:span text:style-name="T69">setSilentMode</text:span><text:span text:style-name="T67">.</text:span></text:h>
      <text:p text:style-name="P22"><text:span text:style-name="T15">Принимает на вход </text:span><text:span text:style-name="T12">value</text:span><text:span text:style-name="T15"> — новое значение флага тихого режима. </text:span><text:span text:style-name="T16">У</text:span><text:span text:style-name="T15">станавливает полю </text:span><text:span text:style-name="T12">silentMode_ </text:span><text:span text:style-name="T15">значение </text:span><text:span text:style-name="T12">value</text:span><text:span text:style-name="T15">. Ничего не возвращает.</text:span></text:p>
      <text:p text:style-name="P15"/>
      <text:h text:style-name="P101" text:outline-level="3"><text:span text:style-name="T70">Функция</text:span><text:span text:style-name="T71"> </text:span><text:span text:style-name="T70">printHelp</text:span><text:span text:style-name="T71">.</text:span></text:h>
      <text:p text:style-name="P24"><text:span text:style-name="T16">В</text:span><text:span text:style-name="T15">ыводит информацию о принимаемых программой аргументах в консоль. Ничего не принимает; ничего не возвращает.</text:span></text:p>
      <text:p text:style-name="P17"/>
      <text:h text:style-name="P101" text:outline-level="3"><text:span text:style-name="T70">Функция</text:span><text:span text:style-name="T71"> </text:span><text:span text:style-name="T70">test</text:span><text:span text:style-name="T71">.</text:span></text:h>
      <text:p text:style-name="P28"><text:span text:style-name="T80">П</text:span><text:span text:style-name="T79">роводит тестирование программы при помощи заготовленных тестов, находящихся в файле. На вход принимает </text:span><text:span text:style-name="T74">path</text:span><text:span text:style-name="T79"> — путь к файлу с тестами. Для начала открывает файл, если не удалось открыть — происходит выход из функции. Далее из файла тестов происходит считываение входных данных и правильного результата работы, которые находятся на одной строке, разделенные символом «|», и их проверка на тестируемой функции </text:span><text:span text:style-name="T84">с выводом информации о результатах</text:span><text:span text:style-name="T79">. В конце происходит закрытие файла и выход из функции.</text:span></text:p>
      <text:p text:style-name="P31"/>
      <text:h text:style-name="P102" text:outline-level="3"><text:span text:style-name="T72">Функция</text:span><text:span text:style-name="T73"> </text:span><text:span text:style-name="T72">main</text:span><text:span text:style-name="T73">.</text:span></text:h>
      <text:p text:style-name="P29"><text:span text:style-name="T80">Д</text:span><text:span text:style-name="T79">ля начала объявляются следующе переменные:</text:span></text:p>
      <text:list xml:id="list2944461970" text:style-name="L1">
        <text:list-item>
          <text:p text:style-name="P104"><text:span text:style-name="T74">isFromFile</text:span><text:span text:style-name="T79"> — хранит информацию о способе считывания входных данных.</text:span></text:p>
        </text:list-item>
        <text:list-item>
          <text:p text:style-name="P104"><text:span text:style-name="T74">isTesting</text:span><text:span text:style-name="T79"> — хранит информацию о режиме тестирования.</text:span></text:p>
        </text:list-item>
        <text:list-item>
          <text:p text:style-name="P104"><text:span text:style-name="T74">isSilentMode</text:span><text:span text:style-name="T79"> — хранит информацию о тихом режиме.</text:span></text:p>
        </text:list-item>
        <text:list-item>
          <text:p text:style-name="P104"><text:span text:style-name="T74">expression</text:span><text:span text:style-name="T79"> — хранит строку для проверки соответствия БНФ-понятию.</text:span></text:p>
        </text:list-item>
        <text:list-item>
          <text:p text:style-name="P104"><text:soft-page-break/><text:span text:style-name="T75">f</text:span><text:span text:style-name="T74">ilePath</text:span><text:span text:style-name="T79"> — хранит путь к файлу </text:span><text:span text:style-name="T81">с входными/тестовыми данными.</text:span></text:p>
        </text:list-item>
        <text:list-item>
          <text:p text:style-name="P105"><text:span text:style-name="T74">logger</text:span><text:span text:style-name="T79"> — ссылка на единственный объект класса Logger.</text:span></text:p>
        </text:list-item>
      </text:list>
      <text:p text:style-name="P92"/>
      <text:p text:style-name="P90"><text:span text:style-name="T79">После у логгера </text:span><text:span text:style-name="T74">logger</text:span><text:span text:style-name="T79"> вызывается метод </text:span><text:span text:style-name="T74">setFileOutput</text:span><text:span text:style-name="T79"> для установки файла для вывода сообщений. Далее происходит проверка аргументов, подаваемых на вход программе при помощи функций библиотеки </text:span><text:span text:style-name="T74">getopt, </text:span><text:span text:style-name="T79">и в зависимости от переданных аргументов инициализирует переменные </text:span><text:span text:style-name="T76">isFromFile, isTesting, isSilentMode, </text:span><text:span text:style-name="T74">f</text:span><text:span text:style-name="T76">ilePath</text:span><text:span text:style-name="T79"> новым значениями. Если один из аргументов неверен, то происходит печать справки на экран при помощи функции </text:span><text:span text:style-name="T74">printHelp</text:span><text:span text:style-name="T79"> и выход из функции. После устанавливается тихий режим при помощи метода </text:span><text:span text:style-name="T74">setSilentMode</text:span><text:span text:style-name="T79">.</text:span></text:p>
      <text:p text:style-name="P91"><text:span text:style-name="T79">Далее в зависимости от значение переменной </text:span><text:span text:style-name="T76">isTesting </text:span><text:span text:style-name="T79">происходит тестирование программы при помощи функции </text:span><text:span text:style-name="T74">test, </text:span><text:span text:style-name="T82">после чего происходит выход из программы</text:span><text:span text:style-name="T79">. </text:span><text:span text:style-name="T82">Если же флаг тестирования не был установлен, то в происходит считывание входных данных. В зависимости от значения переменной <text:s/></text:span><text:span text:style-name="T76">isFromFile</text:span><text:span text:style-name="T82"> происходит считывание либо с файла, либо с консоли. После получения анализируемой строки expression, происходит вызов метода SyntacticalAnalyzer::analyze для получения результата для поставленной задачи. Дополнительно происходит расчет времени работы функци анализа и вывод значения на консоль. В конце происходит вывод результата </text:span><text:span text:style-name="T83">и завершение работы программы.</text:span></text:p>
      <text:p text:style-name="P15"/>
      <text:p text:style-name="P4"><text:span text:style-name="T4">Разработанный программный код см. </text:span><text:span text:style-name="T3">в приложении А.</text:span></text:p>
      <text:p text:style-name="P73">Результаты тестирования <text:span text:style-name="T96">см. </text:span>в приложении Б.</text:p>
      <text:p text:style-name="P80"/>
      <text:h text:style-name="Heading_20_2" text:outline-level="2"><text:soft-page-break/>Выводы.</text:h>
      <text:p text:style-name="P25"><text:span text:style-name="T51">Были изучены </text:span><text:span text:style-name="T90">основны</text:span><text:span text:style-name="T91">е</text:span><text:span text:style-name="T90"> понятия и приём</text:span><text:span text:style-name="T91">ы</text:span><text:span text:style-name="T90"> рекурсивного программирования, получ</text:span><text:span text:style-name="T91">ены</text:span><text:span text:style-name="T90"> навыки программирования рекурсивных функций на языке программирования </text:span><text:span text:style-name="T92">C</text:span><text:span text:style-name="T93">++</text:span><text:span text:style-name="T90">.</text:span></text:p>
      <text:p text:style-name="P5"><text:span text:style-name="T5">Разработан </text:span><text:span text:style-name="T6">синтаксический анализатор</text:span><text:span text:style-name="T5">, выполняющ</text:span><text:span text:style-name="T6">ий</text:span><text:span text:style-name="T5"> <text:s/>п</text:span><text:span text:style-name="T6">роверку соответствия БНФ-п</text:span><text:span text:style-name="T10">онятию</text:span><text:span text:style-name="T6"> </text:span><text:span text:style-name="T8">вещественно</text:span><text:span text:style-name="T10">го</text:span><text:span text:style-name="T8"> числ</text:span><text:span text:style-name="T10">а</text:span><text:span text:style-name="T6"> некоторого выражения, подаваемого на вход </text:span><text:span text:style-name="T7">программе</text:span><text:span text:style-name="T5">. </text:span><text:span text:style-name="T9">Для реализации </text:span><text:span text:style-name="T11">одной из </text:span><text:span text:style-name="T9">функций проверки использовалась рекурсия.</text:span></text:p>
      <text:p text:style-name="Text_20_body"/>
      <text:h text:style-name="P95" text:outline-level="1">Приложение А<text:line-break/>Исходный код программы</text:h>
      <text:p text:style-name="P75"><text:span text:style-name="T100">Название</text:span> файла: <text:span text:style-name="T97">main.cpp</text:span></text:p>
      <text:p text:style-name="P87">#include &lt;iostream&gt;</text:p>
      <text:p text:style-name="P87">#include &lt;fstream&gt;</text:p>
      <text:p text:style-name="P87">#include &lt;ctime&gt;</text:p>
      <text:p text:style-name="P87">#include &lt;getopt.h&gt;</text:p>
      <text:p text:style-name="P87">#include "Logger.h"</text:p>
      <text:p text:style-name="P87">#include "SyntacticalAnalyzer.h"</text:p>
      <text:p text:style-name="P87"/>
      <text:p text:style-name="P87">void printHelp() {</text:p>
      <text:p text:style-name="P87"><text:s text:c="4"/>std::cout &lt;&lt; "List of available arguments:\n";</text:p>
      <text:p text:style-name="P87"><text:s text:c="4"/>std::cout &lt;&lt; " <text:s text:c="3"/>-f, --file <text:s text:c="3"/>Input from file.\n";</text:p>
      <text:p text:style-name="P87"><text:s text:c="4"/>std::cout &lt;&lt; " <text:s text:c="3"/>-t, --test <text:s text:c="3"/>Conduct testing.\n";</text:p>
      <text:p text:style-name="P87"><text:s text:c="4"/>std::cout &lt;&lt; " <text:s text:c="3"/>-s, --silent <text:s/>Enable silent mode.\n";</text:p>
      <text:p text:style-name="P87"><text:s text:c="4"/>std::cout &lt;&lt; " <text:s text:c="3"/>-p, --path <text:s text:c="3"/>Path to input/test file.\n";</text:p>
      <text:p text:style-name="P87"><text:s text:c="4"/>std::cout &lt;&lt; std::endl;</text:p>
      <text:p text:style-name="P87">}</text:p>
      <text:p text:style-name="P87"/>
      <text:p text:style-name="P87">void test(const std::string&amp; path) {</text:p>
      <text:p text:style-name="P87"><text:s text:c="4"/>size_t testCount = 0; // Общее количество тестов</text:p>
      <text:p text:style-name="P87"><text:s text:c="4"/>size_t testOkCount = 0; // Колчество успешных тестов</text:p>
      <text:p text:style-name="P87"><text:s text:c="4"/>std::string line;</text:p>
      <text:p text:style-name="P87"><text:s text:c="4"/>std::ifstream file(path);</text:p>
      <text:p text:style-name="P87"/>
      <text:p text:style-name="P87"><text:s text:c="4"/>// Проверка открытия файла</text:p>
      <text:p text:style-name="P87"><text:s text:c="4"/>if (!file.is_open()) {</text:p>
      <text:p text:style-name="P87"><text:s text:c="8"/>Logger::log("Cannot open file: " + path + "\n");</text:p>
      <text:p text:style-name="P87"><text:s text:c="8"/>return;</text:p>
      <text:p text:style-name="P87"><text:s text:c="4"/>}</text:p>
      <text:p text:style-name="P87"/>
      <text:p text:style-name="P87"><text:s text:c="4"/>Logger::log("File with tests: " + path + "\n");</text:p>
      <text:p text:style-name="P87"/>
      <text:p text:style-name="P87"><text:s text:c="4"/>while (!file.eof()) { // Пока не пройдемся по всем строкам файла</text:p>
      <text:p text:style-name="P87"><text:s text:c="8"/>file &gt;&gt; line;</text:p>
      <text:p text:style-name="P87"/>
      <text:p text:style-name="P87"><text:s text:c="8"/>// Поиск и проверка разделтеля</text:p>
      <text:p text:style-name="P87"><text:s text:c="8"/>size_t separatorIndex = line.find('|'); </text:p>
      <text:p text:style-name="P87"><text:s text:c="8"/>if (separatorIndex != -1) {</text:p>
      <text:p text:style-name="P87"><text:s text:c="12"/>std::string expression = line.substr(0, separatorIndex); // Входная строка</text:p>
      <text:p text:style-name="P87"><text:s text:c="12"/>bool correctResult = line.substr(separatorIndex + 1, separatorIndex + 2) == "T"; // Корректный результат теста</text:p>
      <text:p text:style-name="P87"><text:s text:c="12"/>bool result = SyntacticalAnalyzer::analyze(expression); // Результат теста</text:p>
      <text:p text:style-name="P87"/>
      <text:p text:style-name="P87"><text:s text:c="12"/>// Вывод сравнения результата с корректным результатом теста</text:p>
      <text:p text:style-name="P87"><text:s text:c="12"/>if (correctResult == result) {</text:p>
      <text:p text:style-name="P87"><text:s text:c="16"/>testOkCount++;</text:p>
      <text:p text:style-name="P87"><text:s text:c="16"/>Logger::log("[Test №" + std::to_string(++testCount) + " OK] ");</text:p>
      <text:p text:style-name="P87"><text:s text:c="12"/>} else {</text:p>
      <text:p text:style-name="P87"><text:s text:c="16"/>Logger::log("[Test №" + std::to_string(++testCount) + " WRONG] ");</text:p>
      <text:p text:style-name="P87"><text:s text:c="12"/>} <text:s text:c="2"/></text:p>
      <text:p text:style-name="P87"/>
      <text:p text:style-name="P87"><text:s text:c="12"/>// Вывод результата теста</text:p>
      <text:p text:style-name="P87"><text:s text:c="12"/>if (result) {</text:p>
      <text:p text:style-name="P87"><text:s text:c="16"/>Logger::log("Result: '" + expression + "' is real number.\n");</text:p>
      <text:p text:style-name="P87"><text:soft-page-break/><text:s text:c="12"/>} else {</text:p>
      <text:p text:style-name="P87"><text:s text:c="16"/>Logger::log("Result: '" + expression + "' is not real number.\n");</text:p>
      <text:p text:style-name="P87"><text:s text:c="12"/>}</text:p>
      <text:p text:style-name="P87"/>
      <text:p text:style-name="P87"><text:s text:c="12"/>line = "";</text:p>
      <text:p text:style-name="P87"><text:s text:c="8"/>}</text:p>
      <text:p text:style-name="P87"><text:s text:c="4"/>}</text:p>
      <text:p text:style-name="P87"/>
      <text:p text:style-name="P87"><text:s text:c="4"/>Logger::log("\nPassed tests: " + std::to_string(testOkCount) + "/" + std::to_string(testCount) + "\n");</text:p>
      <text:p text:style-name="P87"/>
      <text:p text:style-name="P87"><text:s text:c="4"/>file.close();</text:p>
      <text:p text:style-name="P87">}</text:p>
      <text:p text:style-name="P87"/>
      <text:p text:style-name="P87">int main(int argc, char* argv[]) {</text:p>
      <text:p text:style-name="P87"><text:s text:c="4"/>bool isFromFile = false; </text:p>
      <text:p text:style-name="P87"><text:s text:c="4"/>bool isTesting = false;</text:p>
      <text:p text:style-name="P87"><text:s text:c="4"/>bool isSilentMode = false;</text:p>
      <text:p text:style-name="P87"><text:s text:c="4"/>std::string expression, filePath;</text:p>
      <text:p text:style-name="P87"/>
      <text:p text:style-name="P87"><text:s text:c="4"/>// Создание и настройка логгера</text:p>
      <text:p text:style-name="P87"><text:s text:c="4"/>Logger&amp; logger = Logger::getInstance();</text:p>
      <text:p text:style-name="P87"><text:s text:c="4"/>logger.setFileOutput("./logs/log.txt");</text:p>
      <text:p text:style-name="P87"/>
      <text:p text:style-name="P87"><text:s text:c="4"/>// Обработка аргументов командной строки</text:p>
      <text:p text:style-name="P87"><text:s text:c="4"/>if (argc &gt; 1) {</text:p>
      <text:p text:style-name="P87"><text:s text:c="8"/>const char* optionsString = "h?tfsp:";</text:p>
      <text:p text:style-name="P87"><text:s text:c="8"/>struct option longOptions[] = {</text:p>
      <text:p text:style-name="P87"><text:s text:c="16"/>{"help", no_argument, NULL, 'h'},</text:p>
      <text:p text:style-name="P87"><text:s text:c="16"/>{"test", no_argument, NULL, 't'},</text:p>
      <text:p text:style-name="P87"><text:s text:c="16"/>{"file", <text:s text:c="5"/>no_argument, NULL, 'f'},</text:p>
      <text:p text:style-name="P87"><text:s text:c="16"/>{"silent", <text:s text:c="5"/>no_argument, NULL, 's'},</text:p>
      <text:p text:style-name="P87"><text:s text:c="16"/>{"path", <text:s text:c="5"/>required_argument, NULL, 'p'},</text:p>
      <text:p text:style-name="P87"><text:s text:c="16"/>{NULL, <text:s text:c="7"/>0, <text:s text:c="10"/>NULL, 0}</text:p>
      <text:p text:style-name="P87"><text:s text:c="8"/>};</text:p>
      <text:p text:style-name="P87"><text:s text:c="8"/>int longIndex = 0;</text:p>
      <text:p text:style-name="P87"><text:s text:c="8"/>int option = getopt_long(argc, argv, optionsString, longOptions, &amp;longIndex);</text:p>
      <text:p text:style-name="P87"/>
      <text:p text:style-name="P87"><text:s text:c="8"/>while (option != -1) {</text:p>
      <text:p text:style-name="P87"><text:s text:c="12"/>// Обработка очередного аргумента командной строки</text:p>
      <text:p text:style-name="P87"><text:s text:c="12"/>switch (option) {</text:p>
      <text:p text:style-name="P87"><text:s text:c="16"/>case 't':</text:p>
      <text:p text:style-name="P87"><text:s text:c="20"/>isTesting = true;</text:p>
      <text:p text:style-name="P87"><text:s text:c="20"/>break;</text:p>
      <text:p text:style-name="P87"><text:s text:c="16"/>case 'f':</text:p>
      <text:p text:style-name="P87"><text:s text:c="20"/>isFromFile = true;</text:p>
      <text:p text:style-name="P87"><text:s text:c="20"/>break;</text:p>
      <text:p text:style-name="P87"><text:s text:c="16"/>case 's':</text:p>
      <text:p text:style-name="P87"><text:s text:c="20"/>isSilentMode = true;</text:p>
      <text:p text:style-name="P87"><text:s text:c="20"/>break;</text:p>
      <text:p text:style-name="P87"><text:s text:c="16"/>case 'p':</text:p>
      <text:p text:style-name="P87"><text:s text:c="20"/>filePath = optarg;</text:p>
      <text:p text:style-name="P87"><text:s text:c="20"/>break;</text:p>
      <text:p text:style-name="P87"><text:s text:c="16"/>case 'h':</text:p>
      <text:p text:style-name="P87"><text:s text:c="16"/>case '?':</text:p>
      <text:p text:style-name="P87"><text:s text:c="16"/>default:</text:p>
      <text:p text:style-name="P87"><text:s text:c="20"/>printHelp();</text:p>
      <text:p text:style-name="P87"><text:soft-page-break/><text:s text:c="20"/>return 0;</text:p>
      <text:p text:style-name="P87"><text:s text:c="12"/>}</text:p>
      <text:p text:style-name="P87"><text:s text:c="12"/>// Получение следующего аргумента</text:p>
      <text:p text:style-name="P87"><text:s text:c="12"/>option = getopt_long(argc, argv, optionsString, longOptions, &amp;longIndex);</text:p>
      <text:p text:style-name="P87"><text:s text:c="8"/>}</text:p>
      <text:p text:style-name="P87"><text:s text:c="4"/>}</text:p>
      <text:p text:style-name="P87"/>
      <text:p text:style-name="P87"><text:s text:c="4"/>logger.setSilentMode(isSilentMode); // Установка тихого режима</text:p>
      <text:p text:style-name="P87"/>
      <text:p text:style-name="P87"><text:s text:c="4"/>// Тестирование алгоритма при помощи набора тестов</text:p>
      <text:p text:style-name="P87"><text:s text:c="4"/>if (isTesting) {</text:p>
      <text:p text:style-name="P87"><text:s text:c="8"/>// Если пользователь не ввел путь к файлу с тестами</text:p>
      <text:p text:style-name="P87"><text:s text:c="8"/>if (filePath.empty()) {</text:p>
      <text:p text:style-name="P87"><text:s text:c="12"/>test("tests/tests.txt");</text:p>
      <text:p text:style-name="P87"><text:s text:c="8"/>} else {</text:p>
      <text:p text:style-name="P87"><text:s text:c="12"/>test(filePath);</text:p>
      <text:p text:style-name="P87"><text:s text:c="8"/>}</text:p>
      <text:p text:style-name="P87"/>
      <text:p text:style-name="P87"><text:s text:c="8"/>return 0;</text:p>
      <text:p text:style-name="P87"><text:s text:c="4"/>}</text:p>
      <text:p text:style-name="P87"/>
      <text:p text:style-name="P87"><text:s text:c="4"/>if (isFromFile) { // Ввод выражения из файла</text:p>
      <text:p text:style-name="P87"><text:s text:c="8"/>std::fstream file;</text:p>
      <text:p text:style-name="P87"/>
      <text:p text:style-name="P87"><text:s text:c="8"/>// В случае, если пользователь не ввел название файла входных данных</text:p>
      <text:p text:style-name="P87"><text:s text:c="8"/>if (filePath.empty()) {</text:p>
      <text:p text:style-name="P87"><text:s text:c="12"/>filePath = "in.txt";</text:p>
      <text:p text:style-name="P87"><text:s text:c="8"/>}</text:p>
      <text:p text:style-name="P87"/>
      <text:p text:style-name="P87"><text:s text:c="8"/>file.open(filePath);</text:p>
      <text:p text:style-name="P87"/>
      <text:p text:style-name="P87"><text:s text:c="8"/>// Проверка открытия файла</text:p>
      <text:p text:style-name="P87"><text:s text:c="8"/>if (!file.is_open()) {</text:p>
      <text:p text:style-name="P87"><text:s text:c="12"/>Logger::log("Cannot open file: " + filePath + "\n");</text:p>
      <text:p text:style-name="P87"><text:s text:c="12"/>return 0;</text:p>
      <text:p text:style-name="P87"><text:s text:c="8"/>} else {</text:p>
      <text:p text:style-name="P87"><text:s text:c="12"/>file &gt;&gt; expression;</text:p>
      <text:p text:style-name="P87"><text:s text:c="12"/>Logger::log("Expression from file: " + expression + "\n");</text:p>
      <text:p text:style-name="P87"><text:s text:c="8"/>}</text:p>
      <text:p text:style-name="P87"/>
      <text:p text:style-name="P87"><text:s text:c="8"/>file.close();</text:p>
      <text:p text:style-name="P87"><text:s text:c="4"/>} else { // Ввод выражения с клавиатуры</text:p>
      <text:p text:style-name="P87"><text:s text:c="8"/>std::cout &lt;&lt; "[Enter expression] ";</text:p>
      <text:p text:style-name="P87"><text:s text:c="8"/>std::cin &gt;&gt; expression;</text:p>
      <text:p text:style-name="P87"><text:s text:c="8"/>Logger::log("Entered expression: " + expression + "\n");</text:p>
      <text:p text:style-name="P87"><text:s text:c="4"/>}</text:p>
      <text:p text:style-name="P87"/>
      <text:p text:style-name="P87"><text:s text:c="4"/>// Расчет и вывод времени работы алгоритма</text:p>
      <text:p text:style-name="P87"><text:s text:c="4"/>// На время работы алгоритма сильно влияют команды вывода промежуточной информации</text:p>
      <text:p text:style-name="P87"><text:s text:c="4"/>clock_t timeStart = <text:s/>clock();</text:p>
      <text:p text:style-name="P87"><text:s text:c="4"/>bool result = SyntacticalAnalyzer::analyze(expression);</text:p>
      <text:p text:style-name="P87"><text:s text:c="4"/>clock_t timeEnd = clock();</text:p>
      <text:p text:style-name="P87"><text:s text:c="4"/>Logger::log("Elapsed time: " + std::to_string(1000.0 * (timeEnd - timeStart) / CLOCKS_PER_SEC) + " ms\n", DEBUG); <text:s text:c="3"/></text:p>
      <text:p text:style-name="P87"/>
      <text:p text:style-name="P87"><text:s text:c="4"/>// Вывод результата работы программы на экран</text:p>
      <text:p text:style-name="P87"><text:s text:c="4"/>if (result) {</text:p>
      <text:p text:style-name="P87"><text:s text:c="8"/>Logger::log("Result: '" + expression + "' is real number.\n");</text:p>
      <text:p text:style-name="P87"><text:s text:c="4"/>} else {</text:p>
      <text:p text:style-name="P87"><text:soft-page-break/><text:s text:c="8"/>Logger::log("Result: '" + expression + "' is not real number.\n");</text:p>
      <text:p text:style-name="P87"><text:s text:c="4"/>}</text:p>
      <text:p text:style-name="P87"/>
      <text:p text:style-name="P87"><text:s text:c="4"/>return 0;</text:p>
      <text:p text:style-name="P87">}</text:p>
      <text:p text:style-name="P87"/>
      <text:p text:style-name="P87"/>
      <text:p text:style-name="P77"><text:span text:style-name="T100">Название файла: SyntacticalAnalyzer</text:span><text:span text:style-name="T98">.</text:span><text:span text:style-name="T20">h</text:span></text:p>
      <text:p text:style-name="P88">#ifndef SYNTACTICAL_ANALYZER_H</text:p>
      <text:p text:style-name="P88">#define SYNTACTICAL_ANALYZER_H</text:p>
      <text:p text:style-name="P88"/>
      <text:p text:style-name="P88">#include &lt;string&gt;</text:p>
      <text:p text:style-name="P88"/>
      <text:p text:style-name="P88"/>
      <text:p text:style-name="P88">class SyntacticalAnalyzer {</text:p>
      <text:p text:style-name="P88"><text:s text:c="4"/>static bool isChar(const char*&amp; str, int deep, char c);</text:p>
      <text:p text:style-name="P88"><text:s text:c="4"/>static bool isDigit(const char*&amp; str, int deep);</text:p>
      <text:p text:style-name="P88"><text:s text:c="4"/>static bool isUnsignedInteger(const char*&amp; str, int deep);</text:p>
      <text:p text:style-name="P88"><text:s text:c="4"/>static bool isInteger(const char*&amp; str, int deep);</text:p>
      <text:p text:style-name="P88"><text:s text:c="4"/>static bool isRealNumber(const char*&amp; str, int deep);</text:p>
      <text:p text:style-name="P88"/>
      <text:p text:style-name="P88">public:</text:p>
      <text:p text:style-name="P88"><text:s text:c="4"/>static bool analyze(const std::string&amp; expression);</text:p>
      <text:p text:style-name="P88">};</text:p>
      <text:p text:style-name="P88"/>
      <text:p text:style-name="P88"/>
      <text:p text:style-name="P88">#endif //SYNTACTICAL_ANALYZER_H</text:p>
      <text:p text:style-name="P88"/>
      <text:p text:style-name="P88"/>
      <text:p text:style-name="P76"><text:span text:style-name="T100">Название</text:span> файла: SyntacticalAnalyzer<text:span text:style-name="T97">.cpp</text:span></text:p>
      <text:p text:style-name="P88">#include "SyntacticalAnalyzer.h"</text:p>
      <text:p text:style-name="P88">#include "Logger.h"</text:p>
      <text:p text:style-name="P88">#include &lt;cctype&gt;</text:p>
      <text:p text:style-name="P88"/>
      <text:p text:style-name="P88">bool SyntacticalAnalyzer::isChar(const char*&amp; str, int deep, char c) {</text:p>
      <text:p text:style-name="P88"><text:s text:c="4"/>const char* start = str; // Первый символ в строке до начала работы функции</text:p>
      <text:p text:style-name="P88"><text:s text:c="4"/>bool result = false;</text:p>
      <text:p text:style-name="P88"/>
      <text:p text:style-name="P88"><text:s text:c="4"/>Logger::log("Function isChar('" + std::string(1, *str) + "', '" + c + "') is called [deep=" + std::to_string(deep) + "]\n", DEBUG, deep);</text:p>
      <text:p text:style-name="P88"/>
      <text:p text:style-name="P88"><text:s text:c="4"/>if (*str == c) {</text:p>
      <text:p text:style-name="P88"><text:s text:c="8"/>str++; // Идем на следующий символ</text:p>
      <text:p text:style-name="P88"><text:s text:c="8"/>result = true;</text:p>
      <text:p text:style-name="P88"><text:s text:c="4"/>}</text:p>
      <text:p text:style-name="P88"/>
      <text:p text:style-name="P88"><text:s text:c="4"/>// Вывод результата</text:p>
      <text:p text:style-name="P88"><text:s text:c="4"/>if (result) {</text:p>
      <text:p text:style-name="P88"><text:s text:c="8"/>Logger::log("Result: '" + std::string(1, *start) + "' is '" + c + "'\n", DEBUG, deep);</text:p>
      <text:p text:style-name="P88"><text:s text:c="4"/>} else {</text:p>
      <text:p text:style-name="P88"><text:s text:c="8"/>Logger::log("Result: '" + std::string(1, *start) + "' is not '" + c + "'\n", DEBUG, deep);</text:p>
      <text:p text:style-name="P88"><text:s text:c="4"/>}</text:p>
      <text:p text:style-name="P88"><text:s text:c="4"/></text:p>
      <text:p text:style-name="P88"><text:s text:c="4"/>return result;</text:p>
      <text:p text:style-name="P88"><text:soft-page-break/>}</text:p>
      <text:p text:style-name="P88"/>
      <text:p text:style-name="P88">bool SyntacticalAnalyzer::isDigit(const char*&amp; str, int deep) {</text:p>
      <text:p text:style-name="P88"><text:s text:c="4"/>const char* start = str; // Первый символ в строке до начала работы функции</text:p>
      <text:p text:style-name="P88"><text:s text:c="4"/>bool result = false;</text:p>
      <text:p text:style-name="P88"><text:s text:c="4"/></text:p>
      <text:p text:style-name="P88"><text:s text:c="4"/>Logger::log("Function isDigit('" + std::string(1, *str) + "') is called [deep=" + std::to_string(deep) + "]\n", DEBUG, deep);</text:p>
      <text:p text:style-name="P88"/>
      <text:p text:style-name="P88"><text:s text:c="4"/>if (isdigit(*str)) {</text:p>
      <text:p text:style-name="P88"><text:s text:c="8"/>str++; // Идем на следующий символ</text:p>
      <text:p text:style-name="P88"><text:s text:c="8"/>result = true;</text:p>
      <text:p text:style-name="P88"><text:s text:c="4"/>}</text:p>
      <text:p text:style-name="P88"/>
      <text:p text:style-name="P88"><text:s text:c="4"/>// Вывод результата</text:p>
      <text:p text:style-name="P88"><text:s text:c="4"/>if (result) {</text:p>
      <text:p text:style-name="P88"><text:s text:c="8"/>Logger::log("Result: '" + std::string(1, *start) + "' is digit\n", DEBUG, deep);</text:p>
      <text:p text:style-name="P88"><text:s text:c="4"/>} else {</text:p>
      <text:p text:style-name="P88"><text:s text:c="8"/>Logger::log("Result: '" + std::string(1, *start) + "' is not digit\n", DEBUG, deep);</text:p>
      <text:p text:style-name="P88"><text:s text:c="4"/>}</text:p>
      <text:p text:style-name="P88"/>
      <text:p text:style-name="P88"><text:s text:c="4"/>return result;</text:p>
      <text:p text:style-name="P88">}</text:p>
      <text:p text:style-name="P88"/>
      <text:p text:style-name="P88">bool SyntacticalAnalyzer::isUnsignedInteger(const char*&amp; str, int deep) {</text:p>
      <text:p text:style-name="P88"><text:s text:c="4"/>const char* start = str; // Первый символ в строке до начала работы функции</text:p>
      <text:p text:style-name="P88"><text:s text:c="4"/>bool result = false;</text:p>
      <text:p text:style-name="P88"/>
      <text:p text:style-name="P88"><text:s text:c="4"/>Logger::log("Function isUnsignedInteger() is called [deep=" + std::to_string(deep) + "]\n", DEBUG, deep);</text:p>
      <text:p text:style-name="P88"/>
      <text:p text:style-name="P88"><text:s text:c="4"/>// Проверка наличия цифры на текущей и следующих позициях строки при помощи рекурсии.</text:p>
      <text:p text:style-name="P88"><text:s text:c="4"/>// При обнаружении очередной цифры с помощью функции isDigit, происходит сдвиг указателя на один</text:p>
      <text:p text:style-name="P88"><text:s text:c="4"/>// символ вперед. Таким образом считываются цифра числа, до тех пор, пока не встретится символ,</text:p>
      <text:p text:style-name="P88"><text:s text:c="4"/>// отличный от цифры.</text:p>
      <text:p text:style-name="P88"><text:s text:c="4"/>if (isDigit(str, deep + 1)) {</text:p>
      <text:p text:style-name="P88"><text:s text:c="8"/>isUnsignedInteger(str, deep + 1);</text:p>
      <text:p text:style-name="P88"><text:s text:c="8"/>result = true;</text:p>
      <text:p text:style-name="P88"><text:s text:c="4"/>}</text:p>
      <text:p text:style-name="P88"/>
      <text:p text:style-name="P88"><text:s text:c="4"/>std::string number(start, str - start); // Найденное функцией беззнаковое число</text:p>
      <text:p text:style-name="P88"/>
      <text:p text:style-name="P88"><text:s text:c="4"/>// Вывод результата</text:p>
      <text:p text:style-name="P88"><text:s text:c="4"/>if (result) {</text:p>
      <text:p text:style-name="P88"><text:s text:c="8"/>Logger::log("Result: '" + number + "' is unsigned integer\n", DEBUG, deep);</text:p>
      <text:p text:style-name="P88"><text:s text:c="4"/>} else {</text:p>
      <text:p text:style-name="P88"><text:s text:c="8"/>Logger::log("Result: '" + number + "' is not unsigned integer\n", DEBUG, deep);</text:p>
      <text:p text:style-name="P88"><text:s text:c="4"/>}</text:p>
      <text:p text:style-name="P88"/>
      <text:p text:style-name="P88"><text:s text:c="4"/>return result;</text:p>
      <text:p text:style-name="P88">}</text:p>
      <text:p text:style-name="P88"/>
      <text:p text:style-name="P88"><text:soft-page-break/>bool SyntacticalAnalyzer::isInteger(const char*&amp; str, int deep) {</text:p>
      <text:p text:style-name="P88"><text:s text:c="4"/>const char* start = str; // Первый символ в строке до начала работы функции</text:p>
      <text:p text:style-name="P88"><text:s text:c="4"/>bool result = false;</text:p>
      <text:p text:style-name="P88"/>
      <text:p text:style-name="P88"><text:s text:c="4"/>Logger::log("Function isInteger() is called [deep=" + std::to_string(deep) + "]\n", DEBUG, deep);</text:p>
      <text:p text:style-name="P88"/>
      <text:p text:style-name="P88"><text:s text:c="4"/>// Проверяем, что следующие символы в строке соответствуют одному из 3-ех вариантов:</text:p>
      <text:p text:style-name="P88"><text:s text:c="4"/>// 1) +беззнаковое_число</text:p>
      <text:p text:style-name="P88"><text:s text:c="4"/>// 2) -беззнаковое_число</text:p>
      <text:p text:style-name="P88"><text:s text:c="4"/>// 3) беззнаковое_число</text:p>
      <text:p text:style-name="P88"><text:s text:c="4"/>// При обнаружении любого из этих вариантов знаковое число считается найденным</text:p>
      <text:p text:style-name="P88"/>
      <text:p text:style-name="P88"><text:s text:c="4"/>if (isChar(str, deep + 1, '+') || isChar(str, deep + 1, '-')) { // Проверка 1 и 2</text:p>
      <text:p text:style-name="P88"><text:s text:c="8"/>if (isUnsignedInteger(str, deep + 1)) {</text:p>
      <text:p text:style-name="P88"><text:s text:c="12"/>result = true;</text:p>
      <text:p text:style-name="P88"><text:s text:c="8"/>} else {</text:p>
      <text:p text:style-name="P88"><text:s text:c="12"/>str--;</text:p>
      <text:p text:style-name="P88"><text:s text:c="8"/>}</text:p>
      <text:p text:style-name="P88"><text:s text:c="4"/>} else { // Проверка 3</text:p>
      <text:p text:style-name="P88"><text:s text:c="8"/>result = isUnsignedInteger(str, deep + 1);</text:p>
      <text:p text:style-name="P88"><text:s text:c="4"/>}</text:p>
      <text:p text:style-name="P88"/>
      <text:p text:style-name="P88"><text:s text:c="4"/>std::string number(start, str - start); // Найденное функцией знаковое число</text:p>
      <text:p text:style-name="P88"/>
      <text:p text:style-name="P88"><text:s text:c="4"/>// Вывод результата</text:p>
      <text:p text:style-name="P88"><text:s text:c="4"/>if (result) {</text:p>
      <text:p text:style-name="P88"><text:s text:c="8"/>Logger::log("Result: '" + number + "' is integer\n", DEBUG, deep);</text:p>
      <text:p text:style-name="P88"><text:s text:c="4"/>} else {</text:p>
      <text:p text:style-name="P88"><text:s text:c="8"/>Logger::log("Result: '" + number + "' is not integer\n", DEBUG, deep);</text:p>
      <text:p text:style-name="P88"><text:s text:c="4"/>}</text:p>
      <text:p text:style-name="P88"/>
      <text:p text:style-name="P88"><text:s text:c="4"/>return result;</text:p>
      <text:p text:style-name="P88">}</text:p>
      <text:p text:style-name="P88"/>
      <text:p text:style-name="P88">bool SyntacticalAnalyzer::isRealNumber(const char*&amp; str, int deep) {</text:p>
      <text:p text:style-name="P88"><text:s text:c="4"/>const char* start = str; // Первый символ в строке до начала работы функции</text:p>
      <text:p text:style-name="P88"><text:s text:c="4"/>bool result = false;</text:p>
      <text:p text:style-name="P88"/>
      <text:p text:style-name="P88"><text:s text:c="4"/>Logger::log("Function isRealNumber() is called [deep=" + std::to_string(deep) + "]\n", DEBUG, deep);</text:p>
      <text:p text:style-name="P88"/>
      <text:p text:style-name="P88"><text:s text:c="4"/>// Проверяем, что следующие символы в строке соответствуют одному из 3-ех вариантов:</text:p>
      <text:p text:style-name="P88"><text:s text:c="4"/>// 1) знаковое_число.беззнаковое_число</text:p>
      <text:p text:style-name="P88"><text:s text:c="4"/>// 2) знаковое_число.беззнаковое_числоEзнаковое_число</text:p>
      <text:p text:style-name="P88"><text:s text:c="4"/>// 3) знаковое_числоЕзнаковое_число</text:p>
      <text:p text:style-name="P88"><text:s text:c="4"/>// При обнаружении любого из этих вариантов действительное число считается найденным</text:p>
      <text:p text:style-name="P88"/>
      <text:p text:style-name="P88"><text:soft-page-break/><text:s text:c="4"/>if (isInteger(str, deep + 1)) { // В начале обязательно должно стоять знаковое число</text:p>
      <text:p text:style-name="P88"><text:s text:c="8"/>if (isChar(str, deep + 1, '.')) { // Вариант 1 и 2</text:p>
      <text:p text:style-name="P88"><text:s text:c="12"/>if (isUnsignedInteger(str, deep + 1)) {</text:p>
      <text:p text:style-name="P88"><text:s text:c="16"/>result = true;</text:p>
      <text:p text:style-name="P88"><text:s text:c="16"/>if (isChar(str, deep + 1, 'E')) { // Вариант 2</text:p>
      <text:p text:style-name="P88"><text:s text:c="20"/>result = isInteger(str, deep + 1);</text:p>
      <text:p text:style-name="P88"><text:s text:c="16"/>}</text:p>
      <text:p text:style-name="P88"><text:s text:c="12"/>}</text:p>
      <text:p text:style-name="P88"><text:s text:c="8"/>} else if (isChar(str, deep + 1, 'E')) { // Вариант 3</text:p>
      <text:p text:style-name="P88"><text:s text:c="12"/>result = isInteger(str, deep + 1);</text:p>
      <text:p text:style-name="P88"><text:s text:c="8"/>}</text:p>
      <text:p text:style-name="P88"><text:s text:c="4"/>}</text:p>
      <text:p text:style-name="P88"/>
      <text:p text:style-name="P88"><text:s text:c="4"/>std::string number(start, str - start); // Найденное функцией действительное число</text:p>
      <text:p text:style-name="P88"/>
      <text:p text:style-name="P88"><text:s text:c="4"/>// Вывод результата</text:p>
      <text:p text:style-name="P88"><text:s text:c="4"/>if (result) {</text:p>
      <text:p text:style-name="P88"><text:s text:c="8"/>Logger::log("Result: '" + number + "' is real\n", DEBUG, deep);</text:p>
      <text:p text:style-name="P88"><text:s text:c="4"/>} else {</text:p>
      <text:p text:style-name="P88"><text:s text:c="8"/>Logger::log("Result: '" + number + "' is not real\n", DEBUG, deep);</text:p>
      <text:p text:style-name="P88"><text:s text:c="4"/>}</text:p>
      <text:p text:style-name="P88"/>
      <text:p text:style-name="P88"><text:s text:c="4"/>return result;</text:p>
      <text:p text:style-name="P88">}</text:p>
      <text:p text:style-name="P88"/>
      <text:p text:style-name="P88">bool SyntacticalAnalyzer::analyze(const std::string&amp; expression) {</text:p>
      <text:p text:style-name="P88"><text:s text:c="4"/>const char* end = expression.c_str(); // Получение С-style строки</text:p>
      <text:p text:style-name="P88"><text:s text:c="4"/>Logger::log("\n", DEBUG);</text:p>
      <text:p text:style-name="P88"><text:s text:c="4"/>bool result = isRealNumber(end, 0) &amp;&amp; *end == '\0'; // Проверяем, что вся строка соответствует определению</text:p>
      <text:p text:style-name="P88"><text:s text:c="4"/>Logger::log("\n", DEBUG);</text:p>
      <text:p text:style-name="P88"><text:s text:c="4"/>return result;</text:p>
      <text:p text:style-name="P88">}</text:p>
      <text:p text:style-name="P88"/>
      <text:p text:style-name="P88"/>
      <text:p text:style-name="P77"><text:span text:style-name="T100">Название файла: </text:span><text:span text:style-name="T20">L</text:span><text:span text:style-name="T21">ogger</text:span><text:span text:style-name="T98">.</text:span><text:span text:style-name="T20">h</text:span></text:p>
      <text:p text:style-name="P88">#ifndef LOGGER_H</text:p>
      <text:p text:style-name="P88">#define LOGGER_H</text:p>
      <text:p text:style-name="P88"/>
      <text:p text:style-name="P88">#include &lt;fstream&gt;</text:p>
      <text:p text:style-name="P88"/>
      <text:p text:style-name="P88"/>
      <text:p text:style-name="P88">enum MessageType {</text:p>
      <text:p text:style-name="P88"><text:s text:c="4"/>COMMON,</text:p>
      <text:p text:style-name="P88"><text:s text:c="4"/>DEBUG</text:p>
      <text:p text:style-name="P88">};</text:p>
      <text:p text:style-name="P88"/>
      <text:p text:style-name="P88"/>
      <text:p text:style-name="P88">class Logger {</text:p>
      <text:p text:style-name="P88"><text:s text:c="4"/>int indentSize_ = 4; </text:p>
      <text:p text:style-name="P88"><text:s text:c="4"/>bool silentMode_ = false;</text:p>
      <text:p text:style-name="P88"><text:s text:c="4"/>bool fileOutput_ = false;</text:p>
      <text:p text:style-name="P88"><text:s text:c="4"/>std::string filePath_;</text:p>
      <text:p text:style-name="P88"><text:s text:c="4"/>std::ofstream file_;</text:p>
      <text:p text:style-name="P88"/>
      <text:p text:style-name="P88"><text:s text:c="4"/>Logger() = default;</text:p>
      <text:p text:style-name="P88"><text:s text:c="4"/>Logger(const Logger&amp;) = delete;</text:p>
      <text:p text:style-name="P88"><text:s text:c="4"/>Logger(Logger&amp;&amp;) = delete;</text:p>
      <text:p text:style-name="P88"><text:s text:c="4"/>Logger&amp; operator=(const Logger&amp;) = delete;</text:p>
      <text:p text:style-name="P88"><text:soft-page-break/><text:s text:c="4"/>Logger&amp; operator=(Logger&amp;&amp;) = delete;</text:p>
      <text:p text:style-name="P88"><text:s text:c="4"/>~Logger();</text:p>
      <text:p text:style-name="P88"/>
      <text:p text:style-name="P88">public:</text:p>
      <text:p text:style-name="P88"><text:s text:c="4"/>static Logger&amp; getInstance();</text:p>
      <text:p text:style-name="P88"><text:s text:c="4"/>static void log(const std::string&amp; message, MessageType type = COMMON, int indents = 0);</text:p>
      <text:p text:style-name="P88"><text:s text:c="4"/>void setSilentMode(bool value);</text:p>
      <text:p text:style-name="P88"><text:s text:c="4"/>void setFileOutput(const std::string&amp; filePath);</text:p>
      <text:p text:style-name="P88">};</text:p>
      <text:p text:style-name="P88"/>
      <text:p text:style-name="P88"/>
      <text:p text:style-name="P88">#endif // LOGGER_H</text:p>
      <text:p text:style-name="P88"/>
      <text:p text:style-name="P88"/>
      <text:p text:style-name="P76"><text:span text:style-name="T100">Название</text:span> файла: <text:span text:style-name="T19">L</text:span><text:span text:style-name="T21">ogger</text:span><text:span text:style-name="T97">.cpp</text:span></text:p>
      <text:p text:style-name="P94">#include "Logger.h"</text:p>
      <text:p text:style-name="P94">#include &lt;iostream&gt;</text:p>
      <text:p text:style-name="P94"/>
      <text:p text:style-name="P94">Logger&amp; Logger::getInstance() {</text:p>
      <text:p text:style-name="P94"><text:s text:c="4"/>static Logger instance;</text:p>
      <text:p text:style-name="P94"><text:s text:c="4"/>return instance;</text:p>
      <text:p text:style-name="P94">}</text:p>
      <text:p text:style-name="P94"/>
      <text:p text:style-name="P94">void Logger::setSilentMode(bool value) {</text:p>
      <text:p text:style-name="P94"><text:s text:c="4"/>silentMode_ = value;</text:p>
      <text:p text:style-name="P94">}</text:p>
      <text:p text:style-name="P94"/>
      <text:p text:style-name="P94">void Logger::setFileOutput(const std::string&amp; filePath) {</text:p>
      <text:p text:style-name="P94"><text:s text:c="4"/>file_.open(filePath);</text:p>
      <text:p text:style-name="P94"/>
      <text:p text:style-name="P94"><text:s text:c="4"/>// Проверка открытия файла</text:p>
      <text:p text:style-name="P94"><text:s text:c="4"/>if (!file_.is_open()) {</text:p>
      <text:p text:style-name="P94"><text:s text:c="8"/>Logger::log("Cannot open file: " + filePath + "\n");</text:p>
      <text:p text:style-name="P94"><text:s text:c="8"/>return;</text:p>
      <text:p text:style-name="P94"><text:s text:c="4"/>}</text:p>
      <text:p text:style-name="P94"/>
      <text:p text:style-name="P94"><text:s text:c="4"/>filePath_ = filePath;</text:p>
      <text:p text:style-name="P94"><text:s text:c="4"/>fileOutput_ = true;</text:p>
      <text:p text:style-name="P94">}</text:p>
      <text:p text:style-name="P94"/>
      <text:p text:style-name="P94">void Logger::log(const std::string&amp; message, MessageType type, int indents) {</text:p>
      <text:p text:style-name="P94"><text:s text:c="4"/>Logger&amp; logger = Logger::getInstance();</text:p>
      <text:p text:style-name="P94"/>
      <text:p text:style-name="P94"><text:s text:c="4"/>// Если включен тихий режим и сообщение - отладочное, то происходит выход из функции</text:p>
      <text:p text:style-name="P94"><text:s text:c="4"/>if (logger.silentMode_ &amp;&amp; type == DEBUG) {</text:p>
      <text:p text:style-name="P94"><text:s text:c="8"/>return;</text:p>
      <text:p text:style-name="P94"><text:s text:c="4"/>}</text:p>
      <text:p text:style-name="P94"/>
      <text:p text:style-name="P94"><text:s text:c="4"/>std::string indent(logger.indentSize_ * indents, ' '); // Получение отступа</text:p>
      <text:p text:style-name="P94"/>
      <text:p text:style-name="P94"><text:s text:c="4"/>std::cout &lt;&lt; indent &lt;&lt; message; // Вывод на консоль</text:p>
      <text:p text:style-name="P94"><text:s text:c="4"/>if (logger.fileOutput_) {</text:p>
      <text:p text:style-name="P94"><text:s text:c="8"/>logger.file_ &lt;&lt; indent &lt;&lt; message; // Вывод в файл</text:p>
      <text:p text:style-name="P94"><text:s text:c="4"/>}</text:p>
      <text:p text:style-name="P94"><text:soft-page-break/>}</text:p>
      <text:p text:style-name="P94"/>
      <text:p text:style-name="P94">Logger::~Logger() {</text:p>
      <text:p text:style-name="P94"><text:s text:c="4"/>file_.close();</text:p>
      <text:p text:style-name="P94">}</text:p>
      <text:h text:style-name="P96" text:outline-level="1">Приложение Б<text:line-break/>Тестирование</text:h>
      <text:p text:style-name="P86">Таблица <text:span text:style-name="T101">Б</text:span><text:span text:style-name="T99">.</text:span><text:sequence text:ref-name="refTable0" text:name="Table" text:formula="ooow:Table+1" style:num-format="1">1</text:sequence> - Примеры тестовых случае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ext:soft-page-break/>
        <table:table-row>
          <table:table-cell table:style-name="Таблица2.A1" office:value-type="string">
            <text:p text:style-name="P57">№ п/п</text:p>
          </table:table-cell>
          <table:table-cell table:style-name="Таблица2.A1" office:value-type="string">
            <text:p text:style-name="P57">Входные данные</text:p>
          </table:table-cell>
          <table:table-cell table:style-name="Таблица2.A1" office:value-type="string">
            <text:p text:style-name="P57">Выходные данные</text:p>
          </table:table-cell>
          <table:table-cell table:style-name="Таблица2.D1" office:value-type="string">
            <text:p text:style-name="P57">Комментарии</text:p>
          </table:table-cell>
        </table:table-row>
        <table:table-row>
          <table:table-cell table:style-name="Таблица2.A2" office:value-type="string">
            <text:list xml:id="list2626467462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</text:p>
          </table:table-cell>
          <table:table-cell table:style-name="Таблица2.A2" office:value-type="string">
            <text:p text:style-name="P55">Result: '174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30918781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456.</text:p>
          </table:table-cell>
          <table:table-cell table:style-name="Таблица2.A2" office:value-type="string">
            <text:p text:style-name="P53">Result: '456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49964503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789</text:p>
          </table:table-cell>
          <table:table-cell table:style-name="Таблица2.A2" office:value-type="string">
            <text:p text:style-name="P53">Result: '.789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87517908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</text:p>
          </table:table-cell>
          <table:table-cell table:style-name="Таблица2.A2" office:value-type="string">
            <text:p text:style-name="P53">Result: '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291495033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</text:p>
          </table:table-cell>
          <table:table-cell table:style-name="Таблица2.A2" office:value-type="string">
            <text:p text:style-name="P53">Result: '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23353458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E</text:p>
          </table:table-cell>
          <table:table-cell table:style-name="Таблица2.A2" office:value-type="string">
            <text:p text:style-name="P53">Result: '174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27993139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456</text:p>
          </table:table-cell>
          <table:table-cell table:style-name="Таблица2.A2" office:value-type="string">
            <text:p text:style-name="P53">Result: 'E456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66896529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E</text:p>
          </table:table-cell>
          <table:table-cell table:style-name="Таблица2.A2" office:value-type="string">
            <text:p text:style-name="P53">Result: '.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97773640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.</text:p>
          </table:table-cell>
          <table:table-cell table:style-name="Таблица2.A2" office:value-type="string">
            <text:p text:style-name="P53">Result: 'E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17065452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.E</text:p>
          </table:table-cell>
          <table:table-cell table:style-name="Таблица2.A2" office:value-type="string">
            <text:p text:style-name="P53">Result: '123.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25493314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E.</text:p>
          </table:table-cell>
          <table:table-cell table:style-name="Таблица2.A2" office:value-type="string">
            <text:p text:style-name="P53">Result: '123E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65807335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.174</text:p>
          </table:table-cell>
          <table:table-cell table:style-name="Таблица2.A2" office:value-type="string">
            <text:p text:style-name="P53">Result: 'E.174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73903302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E174</text:p>
          </table:table-cell>
          <table:table-cell table:style-name="Таблица2.A2" office:value-type="string">
            <text:p text:style-name="P53">Result: '.E174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52876499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123E</text:p>
          </table:table-cell>
          <table:table-cell table:style-name="Таблица2.A2" office:value-type="string">
            <text:p text:style-name="P53">Result: '.123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27639157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123.</text:p>
          </table:table-cell>
          <table:table-cell table:style-name="Таблица2.A2" office:value-type="string">
            <text:p text:style-name="P53">Result: 'E123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11515221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E456.</text:p>
          </table:table-cell>
          <table:table-cell table:style-name="Таблица2.A2" office:value-type="string">
            <text:p text:style-name="P53">Result: '174E456.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2276760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.456E</text:p>
          </table:table-cell>
          <table:table-cell table:style-name="Таблица2.A2" office:value-type="string">
            <text:p text:style-name="P53">Result: '174.456E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863968535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.E456</text:p>
          </table:table-cell>
          <table:table-cell table:style-name="Таблица2.A2" office:value-type="string">
            <text:p text:style-name="P53">Result: '123.E456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89103105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E.345</text:p>
          </table:table-cell>
          <table:table-cell table:style-name="Таблица2.A2" office:value-type="string">
            <text:p text:style-name="P53">Result: '123E.345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10466869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E174.456</text:p>
          </table:table-cell>
          <table:table-cell table:style-name="Таблица2.A2" office:value-type="string">
            <text:p text:style-name="P53">Result: 'E174.456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247512963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.174E465</text:p>
          </table:table-cell>
          <table:table-cell table:style-name="Таблица2.A2" office:value-type="string">
            <text:p text:style-name="P53">Result: '.174E465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87075746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E456.234</text:p>
          </table:table-cell>
          <table:table-cell table:style-name="Таблица2.A2" office:value-type="string">
            <text:p text:style-name="P53">Result: '123E456.234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66685213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.456E789</text:p>
          </table:table-cell>
          <table:table-cell table:style-name="Таблица2.A2" office:value-type="string">
            <text:p text:style-name="P53">Result: '123.456E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44598246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.789</text:p>
          </table:table-cell>
          <table:table-cell table:style-name="Таблица2.A2" office:value-type="string">
            <text:p text:style-name="P53">Result: '174.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59730738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E789</text:p>
          </table:table-cell>
          <table:table-cell table:style-name="Таблица2.A2" office:value-type="string">
            <text:p text:style-name="P53">Result: '174E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500841106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+123.456E789</text:p>
          </table:table-cell>
          <table:table-cell table:style-name="Таблица2.A2" office:value-type="string">
            <text:p text:style-name="P53">Result: '+123.456E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75988998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.456E-789</text:p>
          </table:table-cell>
          <table:table-cell table:style-name="Таблица2.A2" office:value-type="string">
            <text:p text:style-name="P53">Result: '123.456E-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62638032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+174.456E-789</text:p>
          </table:table-cell>
          <table:table-cell table:style-name="Таблица2.A2" office:value-type="string">
            <text:p text:style-name="P53">Result: '+174.456E-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14702193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-174.456E+789</text:p>
          </table:table-cell>
          <table:table-cell table:style-name="Таблица2.A2" office:value-type="string">
            <text:p text:style-name="P53">Result: '-174.456E+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15217747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+123.789</text:p>
          </table:table-cell>
          <table:table-cell table:style-name="Таблица2.A2" office:value-type="string">
            <text:p text:style-name="P53">Result: '+123.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137208454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-123.789</text:p>
          </table:table-cell>
          <table:table-cell table:style-name="Таблица2.A2" office:value-type="string">
            <text:p text:style-name="P53">Result: '-123.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689402607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.+789</text:p>
          </table:table-cell>
          <table:table-cell table:style-name="Таблица2.A2" office:value-type="string">
            <text:p text:style-name="P53">Result: '174.+789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8015050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E+789</text:p>
          </table:table-cell>
          <table:table-cell table:style-name="Таблица2.A2" office:value-type="string">
            <text:p text:style-name="P53">Result: '174E+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86220906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E-789</text:p>
          </table:table-cell>
          <table:table-cell table:style-name="Таблица2.A2" office:value-type="string">
            <text:p text:style-name="P53">Result: '123E-789' is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983615779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k34.234</text:p>
          </table:table-cell>
          <table:table-cell table:style-name="Таблица2.A2" office:value-type="string">
            <text:p text:style-name="P53">Result: 'k34.234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4439061782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23E456E789</text:p>
          </table:table-cell>
          <table:table-cell table:style-name="Таблица2.A2" office:value-type="string">
            <text:p text:style-name="P53">Result: '123E456E789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692202341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4">174.456.789</text:p>
          </table:table-cell>
          <table:table-cell table:style-name="Таблица2.A2" office:value-type="string">
            <text:p text:style-name="P53">Result: '174.456.789' is not real number.</text:p>
          </table:table-cell>
          <table:table-cell table:style-name="Таблица2.D2" office:value-type="string">
            <text:p text:style-name="P58"/>
          </table:table-cell>
        </table:table-row>
        <table:table-row>
          <table:table-cell table:style-name="Таблица2.A2" office:value-type="string">
            <text:list xml:id="list115903913500338" text:continue-numbering="true" text:style-name="L2">
              <text:list-item>
                <text:p text:style-name="P103"/>
              </text:list-item>
            </text:list>
          </table:table-cell>
          <table:table-cell table:style-name="Таблица2.A2" office:value-type="string">
            <text:p text:style-name="P56">НЕКОРРЕКТНЫЕ_ДАННЫЕ</text:p>
          </table:table-cell>
          <table:table-cell table:style-name="Таблица2.A2" office:value-type="string">
            <text:p text:style-name="P53">Result: 'НЕКОРРЕКТНЫЕ_ДАННЫЕ' is not real number.</text:p>
          </table:table-cell>
          <table:table-cell table:style-name="Таблица2.D2" office:value-type="string">
            <text:p text:style-name="P59"/>
          </table:table-cell>
        </table:table-row>
      </table:table>
      <text:p text:style-name="P81"/>
      <text:p text:style-name="P79"><text:span text:style-name="T119">Файл с </text:span><text:span text:style-name="T133">тестами</text:span><text:span text:style-name="T100">: </text:span><text:span text:style-name="T20">t</text:span><text:span text:style-name="T21">ests</text:span><text:span text:style-name="T98">.</text:span><text:span text:style-name="T20">t</text:span><text:span text:style-name="T21">xt</text:span></text:p>
      <text:p text:style-name="P89">174|F</text:p>
      <text:p text:style-name="P89">456.|F</text:p>
      <text:p text:style-name="P89">.789|F</text:p>
      <text:p text:style-name="P89"><text:soft-page-break/>.|F</text:p>
      <text:p text:style-name="P89">E|F</text:p>
      <text:p text:style-name="P89">174E|F</text:p>
      <text:p text:style-name="P89">E456|F</text:p>
      <text:p text:style-name="P89">.E|F</text:p>
      <text:p text:style-name="P89">E.|F</text:p>
      <text:p text:style-name="P89">123.E|F</text:p>
      <text:p text:style-name="P89">123E.|F</text:p>
      <text:p text:style-name="P89">E.174|F</text:p>
      <text:p text:style-name="P89">.E174|F</text:p>
      <text:p text:style-name="P89">.123E|F</text:p>
      <text:p text:style-name="P89">E123.|F</text:p>
      <text:p text:style-name="P89">174E456.|F</text:p>
      <text:p text:style-name="P89">174.456E|F</text:p>
      <text:p text:style-name="P89">123.E456|F</text:p>
      <text:p text:style-name="P89">123E.345|F</text:p>
      <text:p text:style-name="P89">E174.456|F</text:p>
      <text:p text:style-name="P89">.174E465|F</text:p>
      <text:p text:style-name="P89">123E456.234|F</text:p>
      <text:p text:style-name="P89">123.456E789|T</text:p>
      <text:p text:style-name="P89">174.789|T</text:p>
      <text:p text:style-name="P89">174E789|T</text:p>
      <text:p text:style-name="P89">+123.456E789|T</text:p>
      <text:p text:style-name="P89">123.456E-789|T</text:p>
      <text:p text:style-name="P89">+174.456E-789|T</text:p>
      <text:p text:style-name="P89">-174.456E+789|T</text:p>
      <text:p text:style-name="P89">+123.789|T</text:p>
      <text:p text:style-name="P89">-123.789|T</text:p>
      <text:p text:style-name="P89">174.+789|F</text:p>
      <text:p text:style-name="P89">174E+789|T</text:p>
      <text:p text:style-name="P89">123E-789|T</text:p>
      <text:p text:style-name="P89">k34.234|F</text:p>
      <text:p text:style-name="P89">123E456E789|F</text:p>
      <text:p text:style-name="P89">174.456.789|F</text:p>
      <text:p text:style-name="P89">НЕКОРРЕКТНЫЕ_ДАННЫЕ|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 fo:text-align="start" style:justify-single-word="false"/>
      <style:text-properties style:font-name="Courier New" fo:font-family="'Courier New'" style:font-style-name="Обычный" style:font-family-generic="modern" style:font-pitch="fixed" fo:font-size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10-16T14:07:55.262000000</meta:creation-date>
    <meta:editing-duration>PT5H9M24S</meta:editing-duration>
    <meta:editing-cycles>42</meta:editing-cycles>
    <meta:generator>LibreOffice/7.0.1.2$Linux_X86_64 LibreOffice_project/88a63c56098013eb4038e11ebe7c8c0daab09aa8</meta:generator>
    <dc:date>2020-09-17T11:59:01.805660124</dc:date>
    <meta:document-statistic meta:table-count="5" meta:image-count="0" meta:object-count="0" meta:page-count="21" meta:paragraph-count="646" meta:word-count="3369" meta:character-count="25897" meta:non-whitespace-character-count="21029"/>
  </office:meta>
</office:document-meta>
</file>